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D9D9D9"/>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hin solid #000000" style:vertical-align="middle" fo:background-color="#FFFFFF"/>
    </style:style>
    <style:style style:name="ce6"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 style:family="table-cell" style:parent-style-name="Default" style:data-style-name="N0">
      <style:table-cell-properties fo:border="thin solid #000000" style:vertical-align="middle" fo:background-color="#FFFFFF"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10"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FFFF"/>
    </style:style>
    <style:style style:name="ce12" style:family="table-cell" style:parent-style-name="Default" style:data-style-name="N0">
      <style:table-cell-properties style:vertical-align="automatic" fo:background-color="#FFFFFF"/>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Default" style:data-style-name="N36">
      <style:table-cell-properties style:vertical-align="automatic" fo:wrap-option="wrap" fo:background-color="#FFFFFF"/>
    </style:style>
    <style:style style:name="ce15"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fo:background-color="#FFFFFF"/>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8" style:family="table-cell" style:parent-style-name="Default" style:data-style-name="N0">
      <style:table-cell-properties fo:background-color="#FFFFFF"/>
      <style:text-properties fo:font-size="14pt" style:font-size-asian="14pt" style:font-size-complex="14pt"/>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5" style:family="table-cell" style:parent-style-name="Default" style:data-style-name="N0">
      <style:table-cell-properties style:vertical-align="automatic" fo:wrap-option="wrap" fo:background-color="#FFFFFF"/>
    </style:style>
    <style:style style:name="ce26"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2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order="thin solid #000000" fo:background-color="#FFFFFF"/>
    </style:style>
    <style:style style:name="ce36" style:family="table-cell" style:parent-style-name="Normal_32_7" style:data-style-name="N0">
      <style:table-cell-properties style:vertical-align="automatic" fo:background-color="#FFFFFF"/>
      <style:text-properties fo:font-size="10pt" style:font-size-asian="10pt" style:font-size-complex="10pt"/>
    </style:style>
    <style:style style:name="ce37" style:family="table-cell" style:parent-style-name="Normal_32_7"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Normal_32_7" style:data-style-name="N0">
      <style:table-cell-properties fo:border="thin solid #000000" style:vertical-align="top" fo:wrap-option="wrap" fo:background-color="#FFFFFF"/>
      <style:text-properties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40" style:family="table-cell" style:parent-style-name="Normal_32_7" style:data-style-name="N0">
      <style:table-cell-properties fo:border="thin solid #000000" style:vertical-align="automatic" fo:wrap-option="wrap" fo:background-color="#FFFFFF"/>
      <style:text-properties fo:font-size="10pt" style:font-size-asian="10pt" style:font-size-complex="10pt"/>
    </style:style>
    <style:style style:name="ce41" style:family="table-cell" style:parent-style-name="Normal_32_7" style:data-style-name="N0">
      <style:table-cell-properties fo:border="thin solid #000000" style:vertical-align="middle" fo:wrap-option="wrap" fo:background-color="#D9D9D9" style:repeat-content="false"/>
      <style:paragraph-properties fo:text-align="start" fo:margin-left="0cm"/>
      <style:text-properties fo:font-size="10pt" style:font-size-asian="10pt" style:font-size-complex="10pt"/>
    </style:style>
    <style:style style:name="ce4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43" style:family="table-cell" style:parent-style-name="Normal_32_7" style:data-style-name="N0">
      <style:table-cell-properties fo:border="thin solid #000000" style:vertical-align="middle" fo:wrap-option="wrap" fo:background-color="#FFFFFF"/>
      <style:text-properties fo:font-size="10pt" style:font-size-asian="10pt" style:font-size-complex="10pt"/>
    </style:style>
    <style:style style:name="ce44" style:family="table-cell" style:parent-style-name="Normal_32_7" style:data-style-name="N0">
      <style:table-cell-properties style:vertical-align="automatic" fo:wrap-option="wrap" fo:background-color="#FFFFFF"/>
      <style:text-properties fo:font-size="10pt" style:font-size-asian="10pt" style:font-size-complex="10pt"/>
    </style:style>
    <style:style style:name="ce45" style:family="table-cell" style:parent-style-name="Normal_32_7" style:data-style-name="N0">
      <style:table-cell-properties style:vertical-align="middle" fo:background-color="#FFFFFF"/>
      <style:text-properties fo:font-size="10pt" style:font-size-asian="10pt" style:font-size-complex="10pt"/>
    </style:style>
    <style:style style:name="ce46"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font-size="16pt" style:font-size-asian="16pt" style:font-size-complex="16pt"/>
    </style:style>
    <style:style style:name="ce5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font-size="16pt" style:font-size-asian="16pt" style:font-size-complex="16pt"/>
    </style:style>
    <style:style style:name="ce5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53" style:family="table-cell" style:parent-style-name="Default" style:data-style-name="N0">
      <style:table-cell-properties style:vertical-align="middle" fo:background-color="#FFFFFF" style:cell-protect="protected"/>
    </style:style>
    <style:style style:name="ce54" style:family="table-cell" style:parent-style-name="Default" style:data-style-name="N0">
      <style:table-cell-properties style:vertical-align="middle" fo:background-color="#FFFFFF" style:cell-protect="none"/>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9" style:family="table-cell" style:parent-style-name="Default" style:data-style-name="N0">
      <style:table-cell-properties fo:border="thin solid #000000" style:vertical-align="middle" fo:wrap-option="wrap" style:cell-protect="none"/>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6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6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6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6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65"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66"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67"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68" style:family="table-cell" style:parent-style-name="Default" style:data-style-name="N0">
      <style:table-cell-properties fo:border="thin solid #000000" style:vertical-align="middle" fo:background-color="#FFFFFF" style:cell-protect="none"/>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font-size="11pt" style:font-size-asian="11pt" style:font-size-complex="11pt"/>
    </style:style>
    <style:style style:name="ce70" style:family="table-cell" style:parent-style-name="Default" style:data-style-name="N0">
      <style:table-cell-properties style:vertical-align="middle" style:cell-protect="none"/>
    </style:style>
    <style:style style:name="ce71"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7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5" style:family="table-cell" style:parent-style-name="Normal_32_4"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76" style:family="table-cell" style:parent-style-name="Normal_32_4" style:data-style-name="N0">
      <style:table-cell-properties fo:border="thin solid #000000" style:vertical-align="middle" fo:background-color="#A9D08E"/>
      <style:text-properties fo:font-size="12pt" style:font-size-asian="12pt" style:font-size-complex="12pt"/>
    </style:style>
    <style:style style:name="ce77" style:family="table-cell" style:parent-style-name="Normal_32_4" style:data-style-name="N0">
      <style:table-cell-properties fo:border="thin solid #000000" style:vertical-align="middle" fo:wrap-option="wrap" fo:background-color="#A9D08E"/>
      <style:text-properties fo:font-size="12pt" style:font-size-asian="12pt" style:font-size-complex="12pt"/>
    </style:style>
    <style:style style:name="ce78" style:family="table-cell" style:parent-style-name="Normal_32_4"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79" style:family="table-cell" style:parent-style-name="Normal_32_4" style:data-style-name="N3">
      <style:table-cell-properties style:vertical-align="automatic" fo:background-color="#FFFFFF"/>
      <style:text-properties fo:font-size="10pt" style:font-size-asian="10pt" style:font-size-complex="10pt"/>
    </style:style>
    <style:style style:name="ce80" style:family="table-cell" style:parent-style-name="Normal_32_4" style:data-style-name="N0">
      <style:table-cell-properties fo:border="thin solid #000000" style:vertical-align="automatic" fo:background-color="#FFFFFF"/>
      <style:text-properties fo:font-size="10pt" style:font-size-asian="10pt" style:font-size-complex="10pt"/>
    </style:style>
    <style:style style:name="ce81" style:family="table-cell" style:parent-style-name="Normal_32_4" style:data-style-name="N0">
      <style:table-cell-properties style:vertical-align="automatic" fo:background-color="#FFFFFF"/>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020833333333cm" style:use-optimal-column-width="true"/>
    </style:style>
    <style:style style:name="co2" style:family="table-column">
      <style:table-column-properties fo:break-before="auto" style:column-width="3.86291666666667cm" style:use-optimal-column-width="true"/>
    </style:style>
    <style:style style:name="co3" style:family="table-column">
      <style:table-column-properties fo:break-before="auto" style:column-width="11.2977083333333cm"/>
    </style:style>
    <style:style style:name="co4" style:family="table-column">
      <style:table-column-properties fo:break-before="auto" style:column-width="4.49791666666667cm"/>
    </style:style>
    <style:style style:name="co5" style:family="table-column">
      <style:table-column-properties fo:break-before="auto" style:column-width="2.06375cm"/>
    </style:style>
    <style:style style:name="co6" style:family="table-column">
      <style:table-column-properties fo:break-before="auto" style:column-width="0.211666666666667cm"/>
    </style:style>
    <style:style style:name="co7" style:family="table-column">
      <style:table-column-properties fo:break-before="auto" style:column-width="11.0595833333333cm"/>
    </style:style>
    <style:style style:name="co8" style:family="table-column">
      <style:table-column-properties fo:break-before="auto" style:column-width="4.39208333333333cm"/>
    </style:style>
    <style:style style:name="co9" style:family="table-column">
      <style:table-column-properties fo:break-before="auto" style:column-width="1.42875cm"/>
    </style:style>
    <style:style style:name="co10" style:family="table-column">
      <style:table-column-properties fo:break-before="auto" style:column-width="0.423333333333333cm"/>
    </style:style>
    <style:style style:name="co11" style:family="table-column">
      <style:table-column-properties fo:break-before="auto" style:column-width="2.301875cm"/>
    </style:style>
    <style:style style:name="co12" style:family="table-column">
      <style:table-column-properties fo:break-before="auto" style:column-width="2.38125cm"/>
    </style:style>
    <style:style style:name="co13" style:family="table-column">
      <style:table-column-properties fo:break-before="auto" style:column-width="2.91041666666667cm"/>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14.6579166666667cm"/>
    </style:style>
    <style:style style:name="co16" style:family="table-column">
      <style:table-column-properties fo:break-before="auto" style:column-width="5.476875cm"/>
    </style:style>
    <style:style style:name="co17" style:family="table-column">
      <style:table-column-properties fo:break-before="auto" style:column-width="3.51895833333333cm"/>
    </style:style>
    <style:style style:name="co18" style:family="table-column">
      <style:table-column-properties fo:break-before="auto" style:column-width="3.04270833333333cm"/>
    </style:style>
    <style:style style:name="co19" style:family="table-column">
      <style:table-column-properties fo:break-before="auto" style:column-width="2.24895833333333cm"/>
    </style:style>
    <style:style style:name="co20" style:family="table-column">
      <style:table-column-properties fo:break-before="auto" style:column-width="2.143125cm"/>
    </style:style>
    <style:style style:name="co21" style:family="table-column">
      <style:table-column-properties fo:break-before="auto" style:column-width="2.35479166666667cm"/>
    </style:style>
    <style:style style:name="co22" style:family="table-column">
      <style:table-column-properties fo:break-before="auto" style:column-width="2.59291666666667cm"/>
    </style:style>
    <style:style style:name="co23" style:family="table-column">
      <style:table-column-properties fo:break-before="auto" style:column-width="3.62479166666667cm"/>
    </style:style>
    <style:style style:name="co24" style:family="table-column">
      <style:table-column-properties fo:break-before="auto" style:column-width="4.10104166666667cm"/>
    </style:style>
    <style:style style:name="co25" style:family="table-column">
      <style:table-column-properties fo:break-before="auto" style:column-width="4.841875cm"/>
    </style:style>
    <style:style style:name="co26" style:family="table-column">
      <style:table-column-properties fo:break-before="auto" style:column-width="4.18041666666667cm"/>
    </style:style>
    <style:style style:name="co27" style:family="table-column">
      <style:table-column-properties fo:break-before="auto" style:column-width="3.22791666666667cm"/>
    </style:style>
    <style:style style:name="co28" style:family="table-column">
      <style:table-column-properties fo:break-before="auto" style:column-width="1.00541666666667cm"/>
    </style:style>
    <style:style style:name="co29" style:family="table-column">
      <style:table-column-properties fo:break-before="auto" style:column-width="10.5833333333333cm"/>
    </style:style>
    <style:style style:name="co30" style:family="table-column">
      <style:table-column-properties fo:break-before="auto" style:column-width="11.1654166666667cm"/>
    </style:style>
    <style:style style:name="co31" style:family="table-column">
      <style:table-column-properties fo:break-before="auto" style:column-width="7.72583333333333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1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5.5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3.75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2.75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13.15pt" style:use-optimal-row-height="tru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F13]));ISBLANK([.E13])))" style:apply-style-name="cf1" style:base-cell-address="Data_sheet.E13"/>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8]));ISBLANK([.D8])))" style:apply-style-name="cf1" style:base-cell-address="Data_sheet.D8"/>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8]));ISBLANK([.D8])))" style:apply-style-name="cf1" style:base-cell-address="Data_sheet.D8"/>
    </style:style>
    <style:style style:name="ce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15]));ISBLANK([.D15])))" style:apply-style-name="cf1" style:base-cell-address="Data_sheet.D15"/>
    </style:style>
    <style:style style:name="ce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16]));ISBLANK([.D16])))" style:apply-style-name="cf1" style:base-cell-address="Data_sheet.D16"/>
    </style:style>
    <style:style style:name="ce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F16]));ISBLANK([.E16])))" style:apply-style-name="cf1" style:base-cell-address="Data_sheet.E16"/>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F17]));ISBLANK([.E17])))" style:apply-style-name="cf1" style:base-cell-address="Data_sheet.E17"/>
    </style:style>
    <style:style style:name="ce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17]));ISBLANK([.D17])))" style:apply-style-name="cf1" style:base-cell-address="Data_sheet.D17"/>
    </style:style>
    <style:style style:name="ce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93"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94"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F17]));ISBLANK([.E17])))" style:apply-style-name="cf1" style:base-cell-address="Data_sheet.E17"/>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0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0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F13]));ISBLANK([.E13])))" style:apply-style-name="cf1" style:base-cell-address="Data_sheet.E13"/>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F13]));ISBLANK([.E13])))" style:apply-style-name="cf1" style:base-cell-address="Data_sheet.E13"/>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F13]));ISBLANK([.E13])))" style:apply-style-name="cf1" style:base-cell-address="Data_sheet.E13"/>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F13]));ISBLANK([.E13])))" style:apply-style-name="cf1" style:base-cell-address="Data_sheet.E13"/>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F13]));ISBLANK([.E13])))" style:apply-style-name="cf1" style:base-cell-address="Data_sheet.E13"/>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F13]));ISBLANK([.E13])))" style:apply-style-name="cf1" style:base-cell-address="Data_sheet.E13"/>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F13]));ISBLANK([.E13])))" style:apply-style-name="cf1" style:base-cell-address="Data_sheet.E13"/>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F13]));ISBLANK([.E13])))" style:apply-style-name="cf1" style:base-cell-address="Data_sheet.E13"/>
    </style:style>
    <style:style style:name="ce1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F13]));ISBLANK([.E13])))" style:apply-style-name="cf1" style:base-cell-address="Data_sheet.E13"/>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F13]));ISBLANK([.E13])))" style:apply-style-name="cf1" style:base-cell-address="Data_sheet.E13"/>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5"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6" table:condition="of:cell-content-is-in-list(['file://dom1/data/HQ/102PF/Shared/Group_LCDSSD3/HRD/Business%20Performance%20Team/009%20-%20Cabinet%20Office%20Monthly%20WFMI/10.%2018-19%20Submissions/09.%20December/Rtn%20to%20Cabinet%20Office/20181231%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cell-content-is-in-list(['file://dom1/data/HQ/102PF/Shared/Group_LCDSSD3/HRD/Business%20Performance%20Team/009%20-%20Cabinet%20Office%20Monthly%20WFMI/10.%2018-19%20Submissions/09.%20December/Rtn%20to%20Cabinet%20Office/20181231%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8">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11">
          <table:help-message table:display="true"/>
          <table:error-message table:display="true">
            <text:p>FTE cannot be greater than Headcount</text:p>
            <text:p/>
          </table:error-message>
        </table:content-validation>
      </table:content-validations>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office:value-type="string" table:style-name="ce2">
            <text:p>Sheet no.</text:p>
          </table:table-cell>
          <table:table-cell office:value-type="string" table:style-name="ce2">
            <text:p>Sheet title</text:p>
          </table:table-cell>
          <table:table-cell office:value-type="string" table:style-name="ce3">
            <text:p>Detail</text:p>
          </table:table-cell>
          <table:table-cell office:value-type="string" table:style-name="ce3">
            <text:p>Sheet to be returned to Cabinet Office by main department</text:p>
          </table:table-cell>
          <table:table-cell table:number-columns-repeated="16380"/>
        </table:table-row>
        <table:table-row table:style-name="ro2">
          <table:table-cell office:value-type="float" office:value="1" table:style-name="ce5">
            <text:p>1</text:p>
          </table:table-cell>
          <table:table-cell office:value-type="string" table:style-name="ce6">
            <text:p><text:a xlink:href="#Contents.A1">Contents</text:a></text:p>
          </table:table-cell>
          <table:table-cell office:value-type="string" table:style-name="ce7">
            <text:p>Provides summary detail of contents of workbook and each separate sheet.</text:p>
          </table:table-cell>
          <table:table-cell office:value-type="string" table:style-name="ce8">
            <text:p>No</text:p>
          </table:table-cell>
          <table:table-cell table:number-columns-repeated="16380"/>
        </table:table-row>
        <table:table-row table:style-name="ro3">
          <table:table-cell office:value-type="float" office:value="2" table:style-name="ce5">
            <text:p>2</text:p>
          </table:table-cell>
          <table:table-cell office:value-type="string" table:style-name="ce6">
            <text:p><text:a xlink:href="#'Cover sheet'.A1">Cover sheet</text:a></text:p>
          </table:table-cell>
          <table:table-cell office:value-type="string" table:style-name="ce7">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8">
            <text:p>YES</text:p>
          </table:table-cell>
          <table:table-cell table:number-columns-repeated="16380"/>
        </table:table-row>
        <table:table-row table:style-name="ro2">
          <table:table-cell office:value-type="float" office:value="3" table:style-name="ce5">
            <text:p>3</text:p>
          </table:table-cell>
          <table:table-cell office:value-type="string" table:style-name="ce6">
            <text:p><text:a xlink:href="#'Data fields'.A1">Data fields</text:a></text:p>
          </table:table-cell>
          <table:table-cell office:value-type="string" table:style-name="ce7">
            <text:p>Provides detailed descriptions on the information required for each field in the data sheet.</text:p>
          </table:table-cell>
          <table:table-cell office:value-type="string" table:style-name="ce8">
            <text:p>No</text:p>
          </table:table-cell>
          <table:table-cell table:number-columns-repeated="16380"/>
        </table:table-row>
        <table:table-row table:style-name="ro4">
          <table:table-cell office:value-type="float" office:value="4" table:style-name="ce5">
            <text:p>4</text:p>
          </table:table-cell>
          <table:table-cell office:value-type="string" table:style-name="ce6">
            <text:p><text:a xlink:href="#'Data sheet'.A1">Data sheet</text:a></text:p>
          </table:table-cell>
          <table:table-cell office:value-type="string" table:style-name="ce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8">
            <text:p>YES</text:p>
          </table:table-cell>
          <table:table-cell table:number-columns-repeated="16380"/>
        </table:table-row>
        <table:table-row table:style-name="ro5">
          <table:table-cell office:value-type="float" office:value="5" table:style-name="ce5">
            <text:p>5</text:p>
          </table:table-cell>
          <table:table-cell office:value-type="string" table:style-name="ce6">
            <text:p><text:a xlink:href="#'List of organisations'.A1">List of organisations</text:a></text:p>
          </table:table-cell>
          <table:table-cell office:value-type="string" table:style-name="ce7">
            <text:p>Provides an up-to-date list (as at 31 October 2016) of all organisations in scope for this exercise</text:p>
          </table:table-cell>
          <table:table-cell office:value-type="string" table:style-name="ce8">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5" table:number-columns-repeated="16377" table:default-cell-style-name="ce4"/>
        <table:table-row table:style-name="ro7">
          <table:table-cell/>
          <table:table-cell office:value-type="string" table:style-name="ce10">
            <text:p>Main departments must return this 'Cover sheet' together with their fully completed 'Data sheet'</text:p>
          </table:table-cell>
          <table:table-cell table:number-columns-repeated="9" table:style-name="ce4"/>
          <table:table-cell table:style-name="ce11"/>
          <table:table-cell table:number-columns-repeated="16372"/>
        </table:table-row>
        <table:table-row table:style-name="ro8">
          <table:table-cell/>
          <table:table-cell table:number-columns-repeated="6"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0" svg:x="3.48958333333333in" svg:y="0.5in" svg:width="2.16666666666667in" svg:height="0.5625in">
              <dc:creator>ccabmstopher</dc:creator>
              <text:p><text:span text:style-name="T2">This is the month to which the attached data refers.<text:s/></text:span></text:p>
            </office:annotation>
            <text:p>Reference month:</text:p>
          </table:table-cell>
          <table:table-cell office:value-type="date" office:date-value="2018-12-01T00:00:00" table:number-columns-spanned="2" table:number-rows-spanned="1" table:style-name="ce28">
            <text:p>December 2018</text:p>
          </table:table-cell>
          <table:covered-table-cell/>
          <table:table-cell table:style-name="ce14"/>
          <table:table-cell table:number-columns-repeated="3" table:style-name="ce4"/>
          <table:table-cell table:number-columns-repeated="3" table:style-name="ce12"/>
          <table:table-cell table:style-name="ce4"/>
          <table:table-cell table:content-validation-name="val2" table:style-name="ce4"/>
          <table:table-cell table:number-columns-repeated="16371"/>
        </table:table-row>
        <table:table-row table:style-name="ro8">
          <table:table-cell/>
          <table:table-cell table:style-name="ce15"/>
          <table:table-cell table:number-columns-repeated="2" table:style-name="ce16"/>
          <table:table-cell table:number-columns-repeated="3"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1" svg:x="4.58333333333333in" svg:y="1.1875in" svg:width="3.67708333333333in" svg:height="3.625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span text:style-name="T2"/></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29">
            <text:p>No - please add a comment</text:p>
          </table:table-cell>
          <table:covered-table-cell/>
          <table:table-cell table:content-validation-name="val1" table:style-name="ce17"/>
          <table:table-cell table:number-columns-repeated="2" table:style-name="ce4"/>
          <table:table-cell table:number-columns-repeated="4" table:style-name="ce12"/>
          <table:table-cell table:number-columns-repeated="16373" table:style-name="ce4"/>
        </table:table-row>
        <table:table-row table:style-name="ro8">
          <table:table-cell/>
          <table:table-cell table:style-name="ce16"/>
          <table:table-cell table:number-columns-repeated="5" table:style-name="ce4"/>
          <table:table-cell table:number-columns-repeated="4" table:style-name="ce12"/>
          <table:table-cell table:number-columns-repeated="16373" table:style-name="ce4"/>
        </table:table-row>
        <table:table-row table:style-name="ro10">
          <table:table-cell/>
          <table:table-cell table:style-name="ce18"/>
          <table:table-cell office:value-type="string" table:number-columns-spanned="3" table:number-rows-spanned="1" table:style-name="ce30">
            <text:p>Department contact details</text:p>
          </table:table-cell>
          <table:covered-table-cell table:number-columns-repeated="2"/>
          <table:table-cell table:number-columns-repeated="2" table:style-name="ce19"/>
          <table:table-cell table:number-columns-repeated="4" table:style-name="ce18"/>
          <table:table-cell table:number-columns-repeated="16373" table:style-name="ce4"/>
        </table:table-row>
        <table:table-row table:style-name="ro11">
          <table:table-cell/>
          <table:table-cell table:number-columns-repeated="10" table:style-name="ce18"/>
          <table:table-cell table:number-columns-repeated="16373" table:style-name="ce4"/>
        </table:table-row>
        <table:table-row table:style-name="ro9">
          <table:table-cell/>
          <table:table-cell office:value-type="string" table:style-name="ce20">
            <office:annotation draw:style-name="a2" svg:x="4.54166666666667in" svg:y="1.80208333333333in" svg:width="2.82291666666667in" svg:height="0.270833333333333in">
              <dc:creator>ccabmstopher</dc:creator>
              <text:p><text:span text:style-name="T2">Enter the name of your department</text:span></text:p>
            </office:annotation>
            <text:p>Department:</text:p>
          </table:table-cell>
          <table:table-cell office:value-type="string" table:number-columns-spanned="9" table:number-rows-spanned="1" table:style-name="ce29">
            <text:p>Ministry of Justice</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3" svg:x="3.44791666666667in" svg:y="2.07291666666667in" svg:width="2.82291666666667in" svg:height="0.770833333333333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31">
            <text:p>Andrew Wilson</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4" svg:x="3.44791666666667in" svg:y="2.52083333333333in" svg:width="2.86458333333333in" svg:height="0.645833333333333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32">
            <text:p>07891342971</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5" svg:x="3.44791666666667in" svg:y="2.95833333333333in" svg:width="2.86458333333333in" svg:height="0.520833333333333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33">
            <text:p><text:a xlink:href="mailto:Andrew.Wilson2@Justice.gsi.gov.uk">Andrew.Wilson2@Justice.gsi.gov.uk</text:a></text:p>
          </table:table-cell>
          <table:covered-table-cell table:number-columns-repeated="8"/>
          <table:table-cell table:number-columns-repeated="16373" table:style-name="ce4"/>
        </table:table-row>
        <table:table-row table:style-name="ro8">
          <table:table-cell/>
          <table:table-cell table:style-name="ce22"/>
          <table:table-cell table:number-columns-repeated="4" table:style-name="ce23"/>
          <table:table-cell table:number-columns-repeated="5" table:style-name="ce18"/>
          <table:table-cell table:number-columns-repeated="16373" table:style-name="ce4"/>
        </table:table-row>
        <table:table-row table:style-name="ro10">
          <table:table-cell/>
          <table:table-cell table:style-name="ce4"/>
          <table:table-cell office:value-type="string" table:style-name="ce24">
            <text:p>Sign off</text:p>
          </table:table-cell>
          <table:table-cell table:number-columns-repeated="2" table:style-name="ce24"/>
          <table:table-cell table:number-columns-repeated="16379" table:style-name="ce4"/>
        </table:table-row>
        <table:table-row table:style-name="ro12">
          <table:table-cell/>
          <table:table-cell table:style-name="ce4"/>
          <table:table-cell table:number-columns-repeated="3" table:style-name="ce24"/>
          <table:table-cell table:number-columns-repeated="16379" table:style-name="ce4"/>
        </table:table-row>
        <table:table-row table:style-name="ro9">
          <table:table-cell/>
          <table:table-cell office:value-type="string" table:style-name="ce20">
            <office:annotation draw:style-name="a6" svg:x="4.54166666666667in" svg:y="3.75in" svg:width="3.59375in" svg:height="1.4375in">
              <dc:creator>ccabmstopher</dc:creator>
              <text:p><text:span text:style-name="T2">Given that in due course these returns will be published, we expect that departments and organisations will obtain sign-off by a senior leader. <text:s/>Please provide details in the boxes below.</text:span><text:span text:style-name="T2"/></text:p>
              <text:p><text:span text:style-name="T2"/></text:p>
              <text:p/>
            </office:annotation>
            <text:p>Return signed off at senior level?</text:p>
          </table:table-cell>
          <table:table-cell office:value-type="string" table:number-columns-spanned="2" table:number-rows-spanned="1" table:content-validation-name="val1" table:style-name="ce29">
            <text:p>Yes</text:p>
          </table:table-cell>
          <table:covered-table-cell/>
          <table:table-cell table:style-name="ce25"/>
          <table:table-cell table:number-columns-repeated="6" table:style-name="ce26"/>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3">
          <table:table-cell/>
          <table:table-cell office:value-type="string" table:style-name="ce20">
            <office:annotation draw:style-name="a7" svg:x="4.54166666666667in" svg:y="3.91666666666667in" svg:width="3.59375in" svg:height="1.39583333333333in">
              <dc:creator>ccabmstopher</dc:creator>
              <text:p><text:span text:style-name="T2">Please enter the name and position/job title of the senior leader signing-off this template.</text:span><text:span text:style-name="T2"/></text:p>
              <text:p><text:span text:style-name="T2"/></text:p>
              <text:p/>
            </office:annotation>
            <text:p>Name:</text:p>
          </table:table-cell>
          <table:table-cell office:value-type="string" table:number-columns-spanned="4" table:number-rows-spanned="1" table:style-name="ce29">
            <text:p>Jon Roberts</text:p>
          </table:table-cell>
          <table:covered-table-cell table:number-columns-repeated="3"/>
          <table:table-cell office:value-type="string" table:style-name="ce27">
            <text:p>Position:</text:p>
          </table:table-cell>
          <table:table-cell office:value-type="string" table:number-columns-spanned="4" table:number-rows-spanned="1" table:style-name="ce29">
            <text:p>ASD Deputy Director</text:p>
          </table:table-cell>
          <table:covered-table-cell table:number-columns-repeated="3"/>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4">
          <table:table-cell/>
          <table:table-cell office:value-type="string" table:number-columns-spanned="1" table:number-rows-spanned="16" table:style-name="ce34">
            <office:annotation draw:style-name="a8" svg:x="4.54166666666667in" svg:y="4.72916666666667in" svg:width="2.94791666666667in" svg:height="1.95833333333333in">
              <dc:creator>ccabmstopher</dc:creator>
              <text:p><text:span text:style-name="T2">Please enter additional clarifying comments in this box. If necessary, a separate sheet may be supplied.</text:span></text:p>
            </office:annotation>
            <text:p>Additional commentary:</text:p>
            <text:p><text:span text:style-name="T4">(to include comments where organisations<text:s/></text:span><text:span text:style-name="T4"/></text:p>
            <text:p><text:span text:style-name="T4">have not returned information)</text:span></text:p>
          </table:table-cell>
          <table:table-cell table:number-columns-spanned="9" table:number-rows-spanned="16" table:style-name="ce35"/>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36"/>
        <table:table-column table:style-name="co13" table:default-cell-style-name="ce44"/>
        <table:table-column table:style-name="co14" table:default-cell-style-name="ce36"/>
        <table:table-column table:style-name="co15" table:default-cell-style-name="ce45"/>
        <table:table-column table:style-name="co5" table:number-columns-repeated="16380" table:default-cell-style-name="ce36"/>
        <table:table-row table:style-name="ro16">
          <table:table-cell office:value-type="string" table:number-columns-spanned="4" table:number-rows-spanned="1" table:style-name="ce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47">
            <text:p>Field</text:p>
          </table:table-cell>
          <table:covered-table-cell table:number-columns-repeated="2"/>
          <table:table-cell office:value-type="string" table:style-name="ce37">
            <text:p>Information required</text:p>
          </table:table-cell>
          <table:table-cell table:number-columns-repeated="16380"/>
        </table:table-row>
        <table:table-row table:style-name="ro18">
          <table:table-cell office:value-type="string" table:number-columns-spanned="3" table:number-rows-spanned="1" table:content-validation-name="val3" table:style-name="ce48">
            <text:p>Organisation name</text:p>
          </table:table-cell>
          <table:covered-table-cell table:number-columns-repeated="2"/>
          <table:table-cell office:value-type="string" table:style-name="ce3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48">
            <text:p><text:a xlink:href="#'Cover sheet'.A1">Organisation<text:s/><text:line-break/>type</text:a></text:p>
          </table:table-cell>
          <table:covered-table-cell table:number-columns-repeated="2"/>
          <table:table-cell office:value-type="string" table:style-name="ce3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48">
            <text:p><text:a xlink:href="#Contents.A1">Main, parent or<text:s/><text:line-break/>sponsoring department:<text:s/></text:a></text:p>
          </table:table-cell>
          <table:covered-table-cell table:number-columns-repeated="2"/>
          <table:table-cell office:value-type="string" table:style-name="ce3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49">
            <text:p>Payroll staff</text:p>
          </table:table-cell>
          <table:table-cell office:value-type="string" table:number-columns-spanned="1" table:number-rows-spanned="2" table:style-name="ce50">
            <text:p>AA/AO</text:p>
          </table:table-cell>
          <table:table-cell office:value-type="string" table:style-name="ce39">
            <text:p>Headcount</text:p>
          </table:table-cell>
          <table:table-cell office:value-type="string" table:style-name="ce40">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EO</text:p>
          </table:table-cell>
          <table:table-cell office:value-type="string" table:style-name="ce39">
            <text:p>Headcount</text:p>
          </table:table-cell>
          <table:table-cell office:value-type="string" table:style-name="ce40">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SEO/HEO</text:p>
          </table:table-cell>
          <table:table-cell office:value-type="string" table:style-name="ce39">
            <text:p>Headcount</text:p>
          </table:table-cell>
          <table:table-cell office:value-type="string" table:style-name="ce40">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50">
            <text:p>Grade 6/7</text:p>
          </table:table-cell>
          <table:table-cell office:value-type="string" table:style-name="ce39">
            <text:p>Headcount</text:p>
          </table:table-cell>
          <table:table-cell office:value-type="string" table:style-name="ce40">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SCS level</text:p>
          </table:table-cell>
          <table:table-cell office:value-type="string" table:style-name="ce39">
            <text:p>Headcount</text:p>
          </table:table-cell>
          <table:table-cell office:value-type="string" table:style-name="ce40">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Other, unknown, or unspecified</text:p>
          </table:table-cell>
          <table:table-cell office:value-type="string" table:style-name="ce39">
            <text:p>Headcount</text:p>
          </table:table-cell>
          <table:table-cell office:value-type="string" table:style-name="ce40">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50">
            <text:p>Total</text:p>
            <text:p>Employees</text:p>
          </table:table-cell>
          <table:table-cell office:value-type="string" table:style-name="ce39">
            <text:p>Headcount</text:p>
          </table:table-cell>
          <table:table-cell office:value-type="string" table:style-name="ce41">
            <text:p>These cells have formula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51">
            <text:p>Number of non-payroll staff<text:s/></text:p>
            <text:p>(contingent labour and consultants/consultancy)</text:p>
          </table:table-cell>
          <table:table-cell office:value-type="string" table:number-columns-spanned="1" table:number-rows-spanned="2" table:style-name="ce50">
            <text:p>Agency staff<text:s/></text:p>
            <text:p>(clerical/admin)</text:p>
          </table:table-cell>
          <table:table-cell office:value-type="string" table:style-name="ce39">
            <text:p>Headcount</text:p>
          </table:table-cell>
          <table:table-cell office:value-type="string" table:style-name="ce42">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39">
            <text:p>Full-time<text:s/></text:p>
            <text:p>equivalent</text:p>
          </table:table-cell>
          <table:table-cell office:value-type="string" table:style-name="ce42">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Interim managers</text:p>
          </table:table-cell>
          <table:table-cell office:value-type="string" table:style-name="ce39">
            <text:p>Headcount</text:p>
          </table:table-cell>
          <table:table-cell office:value-type="string" table:style-name="ce42">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Specialist Contractors</text:p>
          </table:table-cell>
          <table:table-cell office:value-type="string" table:style-name="ce39">
            <text:p>Headcount</text:p>
          </table:table-cell>
          <table:table-cell office:value-type="string" table:style-name="ce42">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Consultants/</text:p>
            <text:p>consultancy</text:p>
          </table:table-cell>
          <table:table-cell office:value-type="string" table:style-name="ce39">
            <text:p>Headcount</text:p>
          </table:table-cell>
          <table:table-cell office:value-type="string" table:style-name="ce42">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50">
            <text:p>Total</text:p>
          </table:table-cell>
          <table:table-cell office:value-type="string" table:style-name="ce39">
            <text:p>Headcount</text:p>
          </table:table-cell>
          <table:table-cell office:value-type="string" table:style-name="ce41">
            <text:p>These cells have formulae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50">
            <text:p>Grand Total<text:s/></text:p>
            <text:p>(workforce numbers)</text:p>
          </table:table-cell>
          <table:covered-table-cell/>
          <table:table-cell office:value-type="string" table:content-validation-name="val3" table:style-name="ce39">
            <text:p>Headcount</text:p>
          </table:table-cell>
          <table:table-cell office:value-type="string" table:style-name="ce41">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2">
          <table:table-cell office:value-type="string" table:number-columns-spanned="1" table:number-rows-spanned="7" table:style-name="ce50">
            <text:p>Payroll staff costs</text:p>
          </table:table-cell>
          <table:table-cell office:value-type="string" table:number-columns-spanned="2" table:number-rows-spanned="1" table:style-name="ce50">
            <text:p>Salary</text:p>
          </table:table-cell>
          <table:covered-table-cell/>
          <table:table-cell office:value-type="string" table:number-columns-spanned="1" table:number-rows-spanned="6" table:style-name="ce52">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50">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Total Pay Bill of Payroll Staff</text:p>
          </table:table-cell>
          <table:covered-table-cell/>
          <table:table-cell office:value-type="string" table:style-name="ce41">
            <text:p>These cells have formulae - please do not enter data</text:p>
          </table:table-cell>
          <table:table-cell table:number-columns-repeated="16380"/>
        </table:table-row>
        <table:table-row table:style-name="ro33">
          <table:table-cell office:value-type="string" table:number-columns-spanned="1" table:number-rows-spanned="3" table:style-name="ce50">
            <text:p>Non-Payroll staff (contingent labour/consultancy) costs</text:p>
          </table:table-cell>
          <table:table-cell office:value-type="string" table:number-columns-spanned="2" table:number-rows-spanned="1" table:style-name="ce48">
            <text:p>Total monthly cost of contingent labour: agency (clerical and admin) staff, interim managers and specialist contractors</text:p>
          </table:table-cell>
          <table:covered-table-cell/>
          <table:table-cell office:value-type="string" table:style-name="ce43">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48">
            <text:p>Total monthly cost of consultants/</text:p>
            <text:p>consultancy</text:p>
          </table:table-cell>
          <table:covered-table-cell/>
          <table:table-cell office:value-type="string" table:style-name="ce43">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48">
            <text:p>Total non-payroll (CCL) staff costs</text:p>
          </table:table-cell>
          <table:covered-table-cell/>
          <table:table-cell office:value-type="string" table:style-name="ce41">
            <text:p>These cells have formulae - please do not enter data</text:p>
          </table:table-cell>
          <table:table-cell table:number-columns-repeated="16380"/>
        </table:table-row>
        <table:table-row table:style-name="ro35">
          <table:table-cell office:value-type="string" table:number-columns-spanned="3" table:number-rows-spanned="1" table:style-name="ce48">
            <text:p>Grand Total paybill/staffing (payroll and non-payroll) costs</text:p>
          </table:table-cell>
          <table:covered-table-cell table:number-columns-repeated="2"/>
          <table:table-cell office:value-type="string" table:style-name="ce41">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48">
            <text:p>Comments</text:p>
            <text:p>(NB: These will be published alongside your row of data)</text:p>
          </table:table-cell>
          <table:covered-table-cell table:number-columns-repeated="2"/>
          <table:table-cell office:value-type="string" table:style-name="ce43">
            <text:p>Please enter any clarifying notes that you<text:s/><text:span text:style-name="T5">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48">
            <text:p>Notes for Cabinet Office</text:p>
            <text:p>(Not for publication)</text:p>
          </table:table-cell>
          <table:covered-table-cell table:number-columns-repeated="2"/>
          <table:table-cell office:value-type="string" table:style-name="ce43">
            <text:p>Please enter notes for Cabinet Office in respect of the data supplied (will not be published).</text:p>
          </table:table-cell>
          <table:table-cell table:number-columns-repeated="16380"/>
        </table:table-row>
        <table:table-row table:number-rows-repeated="1048532" table:style-name="ro36">
          <table:table-cell table:number-columns-repeated="16384"/>
        </table:table-row>
      </table:table>
      <table:table table:name="Data_sheet" table:style-name="ta4">
        <table:table-column table:style-name="co16" table:default-cell-style-name="ce70"/>
        <table:table-column table:style-name="co17" table:default-cell-style-name="ce70"/>
        <table:table-column table:style-name="co18" table:default-cell-style-name="ce70"/>
        <table:table-column table:style-name="co19" table:number-columns-repeated="12" table:default-cell-style-name="ce70"/>
        <table:table-column table:style-name="co20" table:number-columns-repeated="2" table:default-cell-style-name="ce54"/>
        <table:table-column table:style-name="co19" table:number-columns-repeated="6" table:default-cell-style-name="ce54"/>
        <table:table-column table:style-name="co21" table:number-columns-repeated="2" table:default-cell-style-name="ce54"/>
        <table:table-column table:style-name="co19" table:number-columns-repeated="2" table:default-cell-style-name="ce54"/>
        <table:table-column table:style-name="co22" table:number-columns-repeated="2" table:default-cell-style-name="ce54"/>
        <table:table-column table:style-name="co23" table:number-columns-repeated="7" table:default-cell-style-name="ce54"/>
        <table:table-column table:style-name="co24" table:number-columns-repeated="3" table:default-cell-style-name="ce54"/>
        <table:table-column table:style-name="co25" table:default-cell-style-name="ce54"/>
        <table:table-column table:style-name="co26" table:default-cell-style-name="ce54"/>
        <table:table-column table:style-name="co27" table:default-cell-style-name="ce54"/>
        <table:table-column table:style-name="co5" table:number-columns-repeated="16342" table:default-cell-style-name="ce54"/>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8">
          <table:table-cell office:value-type="string" table:number-columns-spanned="8" table:number-rows-spanned="1" table:style-name="ce71">
            <text:p>Please read the additional data fields descriptions<text:s/><text:span text:style-name="T6">before</text:span><text:s/>entering information into this template. Completed templates must be returned to your organisation's main, parent or sponsoring department. They will provide one return to Cabinet Office capturing information for all their relevant organisations.</text:p>
            <text:p>(NB: This data sheet is password protected. Contact Cabinet Office if you require the password.</text:p>
          </table:table-cell>
          <table:covered-table-cell table:number-columns-repeated="7"/>
          <table:table-cell table:style-name="ce53">
            <draw:custom-shape svg:x="0.41667in" svg:y="0.24306in" svg:width="2.27757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5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table:table-cell>
          <table:table-cell table:number-columns-repeated="33"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15">
          <table:table-cell office:value-type="string" table:number-columns-spanned="1" table:number-rows-spanned="3" table:content-validation-name="val11" table:style-name="ce72">
            <office:annotation draw:style-name="a12" svg:x="0.833333333333333in" svg:y="0.90625in" svg:width="1.15625in" svg:height="0.875in">
              <dc:creator>ccabmstopher</dc:creator>
              <text:p><text:span text:style-name="T7">Included in this template is an up-to-date list (as of 31 October 2016) of all organisations that are in scope for this exercise.</text:span><text:span text:style-name="T7"/></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11" table:style-name="ce72">
            <office:annotation draw:style-name="a13" svg:x="1.44791666666667in" svg:y="0.90625in" svg:width="1.13541666666667in" svg:height="1.01041666666667in">
              <dc:creator>ccabmstopher</dc:creator>
              <text:p><text:span text:style-name="T7">Included in this template is an up-to-date list (as of 31 October 2016) of all organisations together with their appropriate organisation type.</text:span><text:span text:style-name="T7"/></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11" table:style-name="ce72">
            <office:annotation draw:style-name="a14" svg:x="2.16666666666667in" svg:y="0.90625in" svg:width="1.875in" svg:height="1.01041666666667in">
              <dc:creator>ccabmstopher</dc:creator>
              <text:p><text:span text:style-name="T7">Included in this template is an up-to-date list (as of 31 October 2016) of all organisations together with their appropriate main/parent/sponsoring department.</text:span><text:span text:style-name="T7"/></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72">
            <office:annotation draw:style-name="a15" svg:x="8.90625in" svg:y="0.90625in" svg:width="1.3125in" svg:height="2.062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span text:style-name="T7"/></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7"/></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11" table:style-name="ce73">
            <office:annotation draw:style-name="a16" svg:x="13.7916666666667in" svg:y="0.90625in" svg:width="2.07291666666667in" svg:height="2.10416666666667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10"/></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1" table:style-name="ce74">
            <text:p>Grand Total<text:s/></text:p>
            <text:p>(workforce numbers)</text:p>
          </table:table-cell>
          <table:covered-table-cell/>
          <table:table-cell office:value-type="string" table:number-columns-spanned="7" table:number-rows-spanned="1" table:style-name="ce73">
            <office:annotation draw:style-name="a17" svg:x="20.3854166666667in" svg:y="0.90625in" svg:width="1.23958333333333in" svg:height="1.10416666666667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73">
            <text:p>Non-Payroll staff (contingent labour/consultancy) costs</text:p>
          </table:table-cell>
          <table:covered-table-cell table:number-columns-repeated="2"/>
          <table:table-cell office:value-type="string" table:number-columns-spanned="1" table:number-rows-spanned="3" table:style-name="ce74">
            <text:p>Grand Total paybill/staffing (payroll and non-payroll) costs</text:p>
          </table:table-cell>
          <table:table-cell office:value-type="string" table:number-columns-spanned="1" table:number-rows-spanned="3" table:content-validation-name="val11" table:style-name="ce72">
            <text:p>Comments</text:p>
            <text:p><text:span text:style-name="T1">(NB: These will be published alongside your row of information)</text:span></text:p>
          </table:table-cell>
          <table:table-cell office:value-type="string" table:number-columns-spanned="1" table:number-rows-spanned="3" table:content-validation-name="val11" table:style-name="ce72">
            <text:p>Notes for Cabinet Office</text:p>
            <text:p><text:span text:style-name="T1">(Not for publication)</text:span></text:p>
          </table: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9">
          <table:covered-table-cell/>
          <table:covered-table-cell/>
          <table:covered-table-cell/>
          <table:table-cell office:value-type="string" table:number-columns-spanned="2" table:number-rows-spanned="1" table:style-name="ce72">
            <office:annotation draw:style-name="a18" svg:x="3.13541666666667in" svg:y="1.01041666666667in" svg:width="1.19791666666667in" svg:height="0.51041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72">
            <office:annotation draw:style-name="a19" svg:x="4.10416666666667in" svg:y="1.01041666666667in" svg:width="1.19791666666667in" svg:height="0.51041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72">
            <office:annotation draw:style-name="a20" svg:x="5.09375in" svg:y="1.14583333333333in" svg:width="1.20833333333333in" svg:height="0.489583333333333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72">
            <office:annotation draw:style-name="a21" svg:x="6.04166666666667in" svg:y="1.01041666666667in" svg:width="1.19791666666667in" svg:height="0.51041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72">
            <office:annotation draw:style-name="a22" svg:x="7in" svg:y="1.01041666666667in" svg:width="1.19791666666667in" svg:height="0.51041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72">
            <office:annotation draw:style-name="a23" svg:x="7.96875in" svg:y="1.01041666666667in" svg:width="1.08333333333333in" svg:height="0.3125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11" table:style-name="ce72">
            <text:p>Total</text:p>
            <text:p>Employees</text:p>
          </table:table-cell>
          <table:covered-table-cell/>
          <table:table-cell office:value-type="string" table:number-columns-spanned="2" table:number-rows-spanned="1" table:style-name="ce72">
            <office:annotation draw:style-name="a24" svg:x="9.875in" svg:y="1.01041666666667in" svg:width="2.36458333333333in" svg:height="1.45833333333333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span text:style-name="T10"/></text:p>
              <text:p><text:span text:style-name="T10"> normally engaged on an ad hoc or temporary basis to fulfil requirements within established posts.</text:span><text:span text:style-name="T10"/></text:p>
              <text:p><text:span text:style-name="T10"> involves providing cover (e.g. for a vacancy, holiday or sickness) or additional resource (e.g. for a seasonal peak in workload).<text:s text:c="7"/></text:span><text:span text:style-name="T10"/></text:p>
              <text:p><text:span text:style-name="T10"> may be undertaking operational or professional roles.</text:span><text:span text:style-name="T10"/></text:p>
              <text:p/>
            </office:annotation>
            <text:p>Agency staff<text:s/></text:p>
            <text:p>(clerical/admin)</text:p>
          </table:table-cell>
          <table:covered-table-cell/>
          <table:table-cell office:value-type="string" table:number-columns-spanned="2" table:number-rows-spanned="1" table:style-name="ce73">
            <office:annotation draw:style-name="a25" svg:x="10.8333333333333in" svg:y="1.01041666666667in" svg:width="1.97916666666667in" svg:height="2.36458333333333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10"/></text:p>
              <text:p><text:span text:style-name="T10"> may involve providing cover (e.g. for a vacancy, holiday or sickness) or additional resource (e.g. for a new team until someone is recruited, or a seasonal peak in workload).<text:s/></text:span><text:span text:style-name="T10"/></text:p>
              <text:p><text:span text:style-name="T10"> may include Professional Interim Staff (e.g. senior qualified professionals in areas such as legal, finance, audit) and Interim Managers (including up to the most senior levels of the organisation).</text:span><text:span text:style-name="T10"/></text:p>
              <text:p><text:span text:style-name="T10"> likely to include a degree of organisational involvement (e.g. managing staff, representation at meetings)</text:span><text:span text:style-name="T10"/></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73">
            <office:annotation draw:style-name="a26" svg:x="11.8020833333333in" svg:y="1.01041666666667in" svg:width="1.82291666666667in" svg:height="2.82291666666667in">
              <dc:creator>ccabmstopher</dc:creator>
              <text:p><text:span text:style-name="T11">Specialist Contractors</text:span><text:span text:style-name="T11"/></text:p>
              <text:p><text:span text:style-name="T10">Specialists are normally middle to senior grades, used to provide expertise that is not available in-house, fulfilling functional or senior positions within the organisational structure and ideally engaged on a short term basis.</text:span><text:span text:style-name="T10"/></text:p>
              <text:p><text:span text:style-name="T10"> may include sub-categories of Finance, HR, IT, Legal, Logistics, Marketing, Medical, Procurement, Estates, Technical and Other.</text:span><text:span text:style-name="T10"/></text:p>
              <text:p><text:span text:style-name="T10"> not staff substitution; specialists are used to provide additional resource, skills and expertise, not to cover vacancies etc.</text:span><text:span text:style-name="T10"/></text:p>
              <text:p><text:span text:style-name="T10"> should not include management functions or similar organisational involvement.</text:span><text:span text:style-name="T10"/></text:p>
              <text:p><text:span text:style-name="T10"> usually involved in a defined package of work or project rather than covering a day-to-day workload or defined job/ role.<text:s text:c="11"/></text:span><text:span text:style-name="T10"/></text:p>
              <text:p><text:span text:style-name="T10"> in some instances, may include a degree of organisational involvement (e.g. managing staff, representation at meetings)</text:span><text:span text:style-name="T10"/></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73">
            <office:annotation draw:style-name="a27" svg:x="12.8229166666667in" svg:y="1.01041666666667in" svg:width="1.83333333333333in" svg:height="1.83333333333333in">
              <dc:creator>ccabmstopher</dc:creator>
              <text:p><text:span text:style-name="T11">Consultants/consultancy</text:span><text:span text:style-name="T11"/></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10"/></text:p>
              <text:p><text:span text:style-name="T10"/></text:p>
              <text:p><text:span text:style-name="T10">(see separate guidance for the various categories of consultancy)</text:span><text:span text:style-name="T10"/></text:p>
              <text:p><text:span text:style-name="T9"/></text:p>
              <text:p/>
            </office:annotation>
            <text:p>Consultants/consultancy</text:p>
          </table:table-cell>
          <table:covered-table-cell/>
          <table:table-cell office:value-type="string" table:number-columns-spanned="2" table:number-rows-spanned="1" table:style-name="ce72">
            <text:p>Total</text:p>
          </table:table-cell>
          <table:covered-table-cell/>
          <table:covered-table-cell/>
          <table:covered-table-cell/>
          <table:table-cell office:value-type="string" table:number-columns-spanned="1" table:number-rows-spanned="2" table:style-name="ce72">
            <office:annotation draw:style-name="a28" svg:x="15.6875in" svg:y="1.01041666666667in" svg:width="0.895833333333333in" svg:height="0.604166666666667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72">
            <office:annotation draw:style-name="a29" svg:x="16.46875in" svg:y="1.01041666666667in" svg:width="0.895833333333333in" svg:height="0.604166666666667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72">
            <office:annotation draw:style-name="a30" svg:x="17.25in" svg:y="1.01041666666667in" svg:width="0.895833333333333in" svg:height="0.604166666666667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72">
            <office:annotation draw:style-name="a31" svg:x="18.0416666666667in" svg:y="1.01041666666667in" svg:width="0.895833333333333in" svg:height="0.604166666666667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72">
            <office:annotation draw:style-name="a32" svg:x="18.8229166666667in" svg:y="1.01041666666667in" svg:width="0.895833333333333in" svg:height="0.604166666666667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72">
            <office:annotation draw:style-name="a33" svg:x="19.6041666666667in" svg:y="1.01041666666667in" svg:width="0.895833333333333in" svg:height="0.604166666666667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72">
            <text:p>Total paybill for payroll staff</text:p>
          </table:table-cell>
          <table:table-cell office:value-type="string" table:number-columns-spanned="1" table:number-rows-spanned="2" table:style-name="ce72">
            <text:p>Total monthly cost of contingent labour: agency (clerical and admin) staff, interim managers and specialist contractors</text:p>
          </table:table-cell>
          <table:table-cell office:value-type="string" table:number-columns-spanned="1" table:number-rows-spanned="2" table:style-name="ce72">
            <text:p>Total monthly cost of consultants/</text:p>
            <text:p>consultancy</text:p>
          </table:table-cell>
          <table:table-cell office:value-type="string" table:number-columns-spanned="1" table:number-rows-spanned="2" table:style-name="ce72">
            <text:p>Total non-payroll (CCL) staff costs</text:p>
          </table: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0">
          <table:covered-table-cell/>
          <table:covered-table-cell/>
          <table:covered-table-cell/>
          <table:table-cell office:value-type="string" table:style-name="ce55">
            <office:annotation draw:style-name="a34" svg:x="2.65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5" svg:x="3.1354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6" svg:x="3.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7" svg:x="4.1041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8" svg:x="4.5833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9" svg:x="5.0729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0" svg:x="5.5520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1" svg:x="6.0416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2" svg:x="6.5208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3" svg:x="7in" svg:y="1.41666666666667in" svg:width="1.44791666666667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4" svg:x="7.4895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5" svg:x="7.96875in" svg:y="1.41666666666667in" svg:width="1.4895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6" svg:x="8.4375in" svg:y="1.41666666666667in" svg:width="1.42708333333333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7" svg:x="8.90625in" svg:y="1.41666666666667in" svg:width="1.44791666666667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Full-time<text:s/></text:p>
            <text:p>equivalent</text:p>
          </table:table-cell>
          <table:table-cell office:value-type="string" table:style-name="ce56">
            <office:annotation draw:style-name="a48" svg:x="9.38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49" svg:x="9.875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0" svg:x="10.3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1" svg:x="10.8333333333333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2" svg:x="11.32291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3" svg:x="11.8020833333333in" svg:y="1.41666666666667in" svg:width="1.25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4" svg:x="12.3125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5" svg:x="12.8229166666667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6" svg:x="13.3020833333333in" svg:y="1.41666666666667in" svg:width="1.375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56">
            <office:annotation draw:style-name="a57" svg:x="13.7916666666667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11" table:style-name="ce57">
            <office:annotation draw:style-name="a58" svg:x="14.34375in" svg:y="1.41666666666667in" svg:width="1.36458333333333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11" table:style-name="ce58">
            <office:annotation draw:style-name="a59" svg:x="14.90625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Ministry of Justice</text:p>
          </table:table-cell>
          <table:table-cell office:value-type="string" table:content-validation-name="val10" table:style-name="ce93">
            <text:p>Ministerial Department</text:p>
          </table:table-cell>
          <table:table-cell office:value-type="string" table:content-validation-name="val6" table:style-name="ce94">
            <text:p>Ministry of Justice</text:p>
          </table:table-cell>
          <table:table-cell office:value-type="float" office:value="252" table:content-validation-name="val4" table:style-name="ce83">
            <text:p>252</text:p>
          </table:table-cell>
          <table:table-cell office:value-type="float" office:value="240.39348999999999" table:content-validation-name="val5" table:style-name="ce85">
            <text:p>240.39349</text:p>
          </table:table-cell>
          <table:table-cell office:value-type="float" office:value="671" table:content-validation-name="val4" table:style-name="ce106">
            <text:p>671</text:p>
          </table:table-cell>
          <table:table-cell office:value-type="float" office:value="652.86722000000009" table:content-validation-name="val5" table:style-name="ce107">
            <text:p>652.86722</text:p>
          </table:table-cell>
          <table:table-cell office:value-type="float" office:value="1839" table:content-validation-name="val4" table:style-name="ce104">
            <text:p>1839</text:p>
          </table:table-cell>
          <table:table-cell office:value-type="float" office:value="1793.29618" table:content-validation-name="val5" table:style-name="ce105">
            <text:p>1793.29618</text:p>
          </table:table-cell>
          <table:table-cell office:value-type="float" office:value="1012" table:content-validation-name="val4" table:style-name="ce108">
            <text:p>1012</text:p>
          </table:table-cell>
          <table:table-cell office:value-type="float" office:value="982.2591500000002" table:content-validation-name="val5" table:style-name="ce109">
            <text:p>982.25915</text:p>
          </table:table-cell>
          <table:table-cell office:value-type="float" office:value="138" table:content-validation-name="val4" table:style-name="ce110">
            <text:p>138</text:p>
          </table:table-cell>
          <table:table-cell office:value-type="float" office:value="132.74038999999999" table:content-validation-name="val5" table:style-name="ce113">
            <text:p>132.74039</text:p>
          </table:table-cell>
          <table:table-cell office:value-type="float" office:value="36" table:content-validation-name="val4" table:style-name="ce112">
            <text:p>36</text:p>
          </table:table-cell>
          <table:table-cell office:value-type="float" office:value="35.486490000000003" table:content-validation-name="val5" table:style-name="ce111">
            <text:p>35.48649</text:p>
          </table:table-cell>
          <table:table-cell office:value-type="float" office:value="3948" table:formula="of:=SUM([.D7];[.F7];[.H7];[.J7];[.L7];[.N7])" table:content-validation-name="val11" table:style-name="ce61">
            <text:p>3,948</text:p>
          </table:table-cell>
          <table:table-cell office:value-type="float" office:value="3837.0429199999999" table:formula="of:=SUM([.E7];[.G7];[.I7];[.K7];[.M7];[.O7])" table:content-validation-name="val11" table:style-name="ce61">
            <text:p>3,837</text:p>
          </table:table-cell>
          <table:table-cell office:value-type="float" office:value="52" table:content-validation-name="val4" table:style-name="ce98">
            <text:p>52</text:p>
          </table:table-cell>
          <table:table-cell office:value-type="float" office:value="52" table:content-validation-name="val5" table:style-name="ce96">
            <text:p>52</text:p>
          </table:table-cell>
          <table:table-cell office:value-type="float" office:value="8" table:content-validation-name="val4" table:style-name="ce97">
            <text:p>8</text:p>
          </table:table-cell>
          <table:table-cell office:value-type="float" office:value="8" table:content-validation-name="val5" table:style-name="ce99">
            <text:p>8</text:p>
          </table:table-cell>
          <table:table-cell office:value-type="float" office:value="329" table:content-validation-name="val4" table:style-name="ce100">
            <text:p>329</text:p>
          </table:table-cell>
          <table:table-cell office:value-type="float" office:value="324.66000000000003" table:content-validation-name="val5" table:style-name="ce101">
            <text:p>324.66</text:p>
          </table:table-cell>
          <table:table-cell office:value-type="float" office:value="1" table:content-validation-name="val4" table:style-name="ce102">
            <text:p>1</text:p>
          </table:table-cell>
          <table:table-cell office:value-type="float" office:value="1" table:content-validation-name="val5" table:style-name="ce103">
            <text:p>1</text:p>
          </table:table-cell>
          <table:table-cell office:value-type="float" office:value="390" table:formula="of:=SUM([.R7];[.T7];[.V7];[.X7];)" table:style-name="ce62">
            <text:p>390</text:p>
          </table:table-cell>
          <table:table-cell office:value-type="float" office:value="385.66" table:formula="of:=SUM([.S7];[.U7];[.W7];[.Y7])" table:style-name="ce62">
            <text:p>385.66</text:p>
          </table:table-cell>
          <table:table-cell office:value-type="float" office:value="4338" table:formula="of:=[.P7]+[.Z7]" table:content-validation-name="val11" table:style-name="ce63">
            <text:p>4,338</text:p>
          </table:table-cell>
          <table:table-cell office:value-type="float" office:value="4222.7029199999997" table:formula="of:=[.Q7]+[.AA7]" table:content-validation-name="val11" table:style-name="ce63">
            <text:p>4,223</text:p>
          </table:table-cell>
          <table:table-cell office:value-type="currency" office:value="10500042.414999999" table:content-validation-name="val9" table:style-name="ce64">
            <text:p>£10,500,042.42</text:p>
          </table:table-cell>
          <table:table-cell office:value-type="currency" office:value="301373.61" table:content-validation-name="val9" table:style-name="ce64">
            <text:p>£301,373.61</text:p>
          </table:table-cell>
          <table:table-cell office:value-type="currency" office:value="188685" table:content-validation-name="val8" table:style-name="ce64">
            <text:p>£188,685.00</text:p>
          </table:table-cell>
          <table:table-cell office:value-type="currency" office:value="43925.52" table:content-validation-name="val9" table:style-name="ce64">
            <text:p>£43,925.52</text:p>
          </table:table-cell>
          <table:table-cell office:value-type="currency" office:value="2488783.8250000002" table:content-validation-name="val9" table:style-name="ce64">
            <text:p>£2,488,783.83</text:p>
          </table:table-cell>
          <table:table-cell office:value-type="currency" office:value="1329806.7250000001" table:content-validation-name="val9" table:style-name="ce64">
            <text:p>£1,329,806.73</text:p>
          </table:table-cell>
          <table:table-cell office:value-type="currency" office:value="14852617.094999997" table:formula="of:=SUM([.AD7:.AI7])" table:style-name="ce65">
            <text:p>£14,852,617.10</text:p>
          </table:table-cell>
          <table:table-cell office:value-type="currency" office:value="3763146.3400000003" table:content-validation-name="val9" table:style-name="ce66">
            <text:p>£3,763,146.34</text:p>
          </table:table-cell>
          <table:table-cell office:value-type="currency" office:value="-45754" table:content-validation-name="val9" table:style-name="ce66">
            <text:p>-£45,754.00</text:p>
          </table:table-cell>
          <table:table-cell office:value-type="currency" office:value="3717392.3400000003" table:formula="of:=SUM([.AK7:.AL7])" table:style-name="ce67">
            <text:p>£3,717,392.34</text:p>
          </table:table-cell>
          <table:table-cell office:value-type="currency" office:value="18570009.434999999" table:formula="of:=SUM([.AM7];[.AJ7])" table:style-name="ce65">
            <text:p>£18,570,009.44</text:p>
          </table:table-cell>
          <table:table-cell table:content-validation-name="val11" table:style-name="ce68"/>
          <table:table-cell table:content-validation-name="val11" table:style-name="ce69"/>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Criminal Injuries Compensation Authorit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37" table:content-validation-name="val4" table:style-name="ce84">
            <text:p>137</text:p>
          </table:table-cell>
          <table:table-cell office:value-type="float" office:value="124.96706000000002" table:content-validation-name="val5" table:style-name="ce85">
            <text:p>124.96706</text:p>
          </table:table-cell>
          <table:table-cell office:value-type="float" office:value="80" table:content-validation-name="val4" table:style-name="ce106">
            <text:p>80</text:p>
          </table:table-cell>
          <table:table-cell office:value-type="float" office:value="76.272440000000003" table:content-validation-name="val5" table:style-name="ce107">
            <text:p>76.27244</text:p>
          </table:table-cell>
          <table:table-cell office:value-type="float" office:value="74" table:content-validation-name="val4" table:style-name="ce104">
            <text:p>74</text:p>
          </table:table-cell>
          <table:table-cell office:value-type="float" office:value="72.048640000000006" table:content-validation-name="val5" table:style-name="ce105">
            <text:p>72.04864</text:p>
          </table:table-cell>
          <table:table-cell office:value-type="float" office:value="13" table:content-validation-name="val4" table:style-name="ce108">
            <text:p>13</text:p>
          </table:table-cell>
          <table:table-cell office:value-type="float" office:value="10.37837" table:content-validation-name="val5" table:style-name="ce109">
            <text:p>10.37837</text:p>
          </table:table-cell>
          <table:table-cell office:value-type="float" office:value="1" table:content-validation-name="val4" table:style-name="ce110">
            <text:p>1</text:p>
          </table:table-cell>
          <table:table-cell office:value-type="float" office:value="1" table:content-validation-name="val5" table:style-name="ce113">
            <text:p>1</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305" table:formula="of:=SUM([.D8];[.F8];[.H8];[.J8];[.L8];[.N8])" table:content-validation-name="val11" table:style-name="ce61">
            <text:p>305</text:p>
          </table:table-cell>
          <table:table-cell office:value-type="float" office:value="284.66651000000002" table:formula="of:=SUM([.E8];[.G8];[.I8];[.K8];[.M8];[.O8])" table:content-validation-name="val11" table:style-name="ce61">
            <text:p>285</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8];[.T8];[.V8];[.X8];)" table:style-name="ce62">
            <text:p>0</text:p>
          </table:table-cell>
          <table:table-cell office:value-type="float" office:value="0" table:formula="of:=SUM([.S8];[.U8];[.W8];[.Y8])" table:style-name="ce62">
            <text:p>0</text:p>
          </table:table-cell>
          <table:table-cell office:value-type="float" office:value="305" table:formula="of:=[.P8]+[.Z8]" table:content-validation-name="val11" table:style-name="ce63">
            <text:p>305</text:p>
          </table:table-cell>
          <table:table-cell office:value-type="float" office:value="284.66651000000002" table:formula="of:=[.Q8]+[.AA8]" table:content-validation-name="val11" table:style-name="ce63">
            <text:p>285</text:p>
          </table:table-cell>
          <table:table-cell office:value-type="currency" office:value="644216.87" table:content-validation-name="val9" table:style-name="ce64">
            <text:p>£644,216.87</text:p>
          </table:table-cell>
          <table:table-cell office:value-type="currency" office:value="5577.08" table:content-validation-name="val9" table:style-name="ce64">
            <text:p>£5,577.08</text:p>
          </table:table-cell>
          <table:table-cell office:value-type="currency" office:value="3400" table:content-validation-name="val9" table:style-name="ce64">
            <text:p>£3,400.00</text:p>
          </table:table-cell>
          <table:table-cell office:value-type="currency" office:value="6456.01" table:content-validation-name="val9" table:style-name="ce64">
            <text:p>£6,456.01</text:p>
          </table:table-cell>
          <table:table-cell office:value-type="currency" office:value="133063.65" table:content-validation-name="val9" table:style-name="ce64">
            <text:p>£133,063.65</text:p>
          </table:table-cell>
          <table:table-cell office:value-type="currency" office:value="58253.25" table:content-validation-name="val9" table:style-name="ce64">
            <text:p>£58,253.25</text:p>
          </table:table-cell>
          <table:table-cell office:value-type="currency" office:value="850966.86" table:formula="of:=SUM([.AD8:.AI8])" table:style-name="ce65">
            <text:p>£850,966.86</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8:.AL8])" table:style-name="ce67">
            <text:p>£0.00</text:p>
          </table:table-cell>
          <table:table-cell office:value-type="currency" office:value="850966.86" table:formula="of:=SUM([.AM8];[.AJ8])" table:style-name="ce65">
            <text:p>£850,966.86</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HM Courts and Tribunals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0316" table:content-validation-name="val4" table:style-name="ce84">
            <text:p>10316</text:p>
          </table:table-cell>
          <table:table-cell office:value-type="float" office:value="8946.1907300000548" table:content-validation-name="val5" table:style-name="ce85">
            <text:p>8946.19073</text:p>
          </table:table-cell>
          <table:table-cell office:value-type="float" office:value="2509" table:content-validation-name="val4" table:style-name="ce106">
            <text:p>2509</text:p>
          </table:table-cell>
          <table:table-cell office:value-type="float" office:value="2346.6631599999982" table:content-validation-name="val5" table:style-name="ce107">
            <text:p>2346.66316</text:p>
          </table:table-cell>
          <table:table-cell office:value-type="float" office:value="2443" table:content-validation-name="val4" table:style-name="ce104">
            <text:p>2443</text:p>
          </table:table-cell>
          <table:table-cell office:value-type="float" office:value="2277.3612099999941" table:content-validation-name="val5" table:style-name="ce105">
            <text:p>2277.36121</text:p>
          </table:table-cell>
          <table:table-cell office:value-type="float" office:value="555" table:content-validation-name="val4" table:style-name="ce108">
            <text:p>555</text:p>
          </table:table-cell>
          <table:table-cell office:value-type="float" office:value="543.80392000000018" table:content-validation-name="val5" table:style-name="ce109">
            <text:p>543.80392</text:p>
          </table:table-cell>
          <table:table-cell office:value-type="float" office:value="80" table:content-validation-name="val4" table:style-name="ce110">
            <text:p>80</text:p>
          </table:table-cell>
          <table:table-cell office:value-type="float" office:value="79.270269999999996" table:content-validation-name="val5" table:style-name="ce113">
            <text:p>79.27027</text:p>
          </table:table-cell>
          <table:table-cell office:value-type="float" office:value="1" table:content-validation-name="val4" table:style-name="ce112">
            <text:p>1</text:p>
          </table:table-cell>
          <table:table-cell office:value-type="float" office:value="0.86485999999999996" table:content-validation-name="val5" table:style-name="ce111">
            <text:p>0.86486</text:p>
          </table:table-cell>
          <table:table-cell office:value-type="float" office:value="15904" table:formula="of:=SUM([.D9];[.F9];[.H9];[.J9];[.L9];[.N9])" table:content-validation-name="val11" table:style-name="ce61">
            <text:p>15,904</text:p>
          </table:table-cell>
          <table:table-cell office:value-type="float" office:value="14194.154150000048" table:formula="of:=SUM([.E9];[.G9];[.I9];[.K9];[.M9];[.O9])" table:content-validation-name="val11" table:style-name="ce61">
            <text:p>14,194</text:p>
          </table:table-cell>
          <table:table-cell table:content-validation-name="val4" table:style-name="ce98"/>
          <table:table-cell office:value-type="float" office:value="1797.43" table:content-validation-name="val5" table:style-name="ce96">
            <text:p>1797.43</text:p>
          </table:table-cell>
          <table:table-cell table:content-validation-name="val4" table:style-name="ce97"/>
          <table:table-cell office:value-type="float" office:value="1" table:content-validation-name="val5" table:style-name="ce99">
            <text:p>1</text:p>
          </table:table-cell>
          <table:table-cell table:content-validation-name="val4" table:style-name="ce100"/>
          <table:table-cell office:value-type="float" office:value="45.99" table:content-validation-name="val5" table:style-name="ce101">
            <text:p>45.99</text:p>
          </table:table-cell>
          <table:table-cell table:content-validation-name="val4" table:style-name="ce102"/>
          <table:table-cell table:content-validation-name="val5" table:style-name="ce103"/>
          <table:table-cell office:value-type="float" office:value="0" table:formula="of:=SUM([.R9];[.T9];[.V9];[.X9];)" table:style-name="ce62">
            <text:p>0</text:p>
          </table:table-cell>
          <table:table-cell office:value-type="float" office:value="1844.42" table:formula="of:=SUM([.S9];[.U9];[.W9];[.Y9])" table:style-name="ce62">
            <text:p>1844.42</text:p>
          </table:table-cell>
          <table:table-cell office:value-type="float" office:value="15904" table:formula="of:=[.P9]+[.Z9]" table:content-validation-name="val11" table:style-name="ce63">
            <text:p>15,904</text:p>
          </table:table-cell>
          <table:table-cell office:value-type="float" office:value="16038.574150000048" table:formula="of:=[.Q9]+[.AA9]" table:content-validation-name="val11" table:style-name="ce63">
            <text:p>16,039</text:p>
          </table:table-cell>
          <table:table-cell office:value-type="currency" office:value="28712770.379999995" table:content-validation-name="val9" table:style-name="ce64">
            <text:p>£28,712,770.38</text:p>
          </table:table-cell>
          <table:table-cell office:value-type="currency" office:value="344570.52" table:content-validation-name="val9" table:style-name="ce64">
            <text:p>£344,570.52</text:p>
          </table:table-cell>
          <table:table-cell office:value-type="currency" office:value="204576.8" table:content-validation-name="val9" table:style-name="ce64">
            <text:p>£204,576.80</text:p>
          </table:table-cell>
          <table:table-cell office:value-type="currency" office:value="620367.34999999986" table:content-validation-name="val9" table:style-name="ce64">
            <text:p>£620,367.35</text:p>
          </table:table-cell>
          <table:table-cell office:value-type="currency" office:value="6064723.9900000012" table:content-validation-name="val9" table:style-name="ce64">
            <text:p>£6,064,723.99</text:p>
          </table:table-cell>
          <table:table-cell office:value-type="currency" office:value="2778361.18" table:content-validation-name="val9" table:style-name="ce64">
            <text:p>£2,778,361.18</text:p>
          </table:table-cell>
          <table:table-cell office:value-type="currency" office:value="38725370.219999999" table:formula="of:=SUM([.AD9:.AI9])" table:style-name="ce65">
            <text:p>£38,725,370.22</text:p>
          </table:table-cell>
          <table:table-cell office:value-type="currency" office:value="4766734.8500000006" table:content-validation-name="val9" table:style-name="ce66">
            <text:p>£4,766,734.85</text:p>
          </table:table-cell>
          <table:table-cell office:value-type="currency" office:value="-856130.44" table:content-validation-name="val9" table:style-name="ce66">
            <text:p>-£856,130.44</text:p>
          </table:table-cell>
          <table:table-cell office:value-type="currency" office:value="3910604.4100000006" table:formula="of:=SUM([.AK9:.AL9])" table:style-name="ce67">
            <text:p>£3,910,604.41</text:p>
          </table:table-cell>
          <table:table-cell office:value-type="currency" office:value="42635974.630000003" table:formula="of:=SUM([.AM9];[.AJ9])" table:style-name="ce65">
            <text:p>£42,635,974.63</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Legal Aid Agenc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508" table:content-validation-name="val4" table:style-name="ce84">
            <text:p>508</text:p>
          </table:table-cell>
          <table:table-cell office:value-type="float" office:value="473.85098000000022" table:content-validation-name="val5" table:style-name="ce85">
            <text:p>473.85098</text:p>
          </table:table-cell>
          <table:table-cell office:value-type="float" office:value="334" table:content-validation-name="val4" table:style-name="ce106">
            <text:p>334</text:p>
          </table:table-cell>
          <table:table-cell office:value-type="float" office:value="313.06440000000003" table:content-validation-name="val5" table:style-name="ce107">
            <text:p>313.0644</text:p>
          </table:table-cell>
          <table:table-cell office:value-type="float" office:value="299" table:content-validation-name="val4" table:style-name="ce104">
            <text:p>299</text:p>
          </table:table-cell>
          <table:table-cell office:value-type="float" office:value="288.64497999999998" table:content-validation-name="val5" table:style-name="ce105">
            <text:p>288.64498</text:p>
          </table:table-cell>
          <table:table-cell office:value-type="float" office:value="88" table:content-validation-name="val4" table:style-name="ce108">
            <text:p>88</text:p>
          </table:table-cell>
          <table:table-cell office:value-type="float" office:value="87.451950000000011" table:content-validation-name="val5" table:style-name="ce109">
            <text:p>87.45195</text:p>
          </table:table-cell>
          <table:table-cell office:value-type="float" office:value="13" table:content-validation-name="val4" table:style-name="ce110">
            <text:p>13</text:p>
          </table:table-cell>
          <table:table-cell office:value-type="float" office:value="11.45834" table:content-validation-name="val5" table:style-name="ce113">
            <text:p>11.45834</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1242" table:formula="of:=SUM([.D10];[.F10];[.H10];[.J10];[.L10];[.N10])" table:content-validation-name="val11" table:style-name="ce61">
            <text:p>1,242</text:p>
          </table:table-cell>
          <table:table-cell office:value-type="float" office:value="1174.47065" table:formula="of:=SUM([.E10];[.G10];[.I10];[.K10];[.M10];[.O10])" table:content-validation-name="val11" table:style-name="ce61">
            <text:p>1,174</text:p>
          </table:table-cell>
          <table:table-cell office:value-type="float" office:value="20" table:content-validation-name="val4" table:style-name="ce98">
            <text:p>20</text:p>
          </table:table-cell>
          <table:table-cell office:value-type="float" office:value="19.95" table:content-validation-name="val5" table:style-name="ce96">
            <text:p>19.95</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20" table:formula="of:=SUM([.R10];[.T10];[.V10];[.X10];)" table:style-name="ce62">
            <text:p>20</text:p>
          </table:table-cell>
          <table:table-cell office:value-type="float" office:value="19.95" table:formula="of:=SUM([.S10];[.U10];[.W10];[.Y10])" table:style-name="ce62">
            <text:p>19.95</text:p>
          </table:table-cell>
          <table:table-cell office:value-type="float" office:value="1262" table:formula="of:=[.P10]+[.Z10]" table:content-validation-name="val11" table:style-name="ce63">
            <text:p>1,262</text:p>
          </table:table-cell>
          <table:table-cell office:value-type="float" office:value="1194.42065" table:formula="of:=[.Q10]+[.AA10]" table:content-validation-name="val11" table:style-name="ce63">
            <text:p>1,194</text:p>
          </table:table-cell>
          <table:table-cell office:value-type="currency" office:value="2827289.8199999994" table:content-validation-name="val9" table:style-name="ce64">
            <text:p>£2,827,289.82</text:p>
          </table:table-cell>
          <table:table-cell office:value-type="currency" office:value="15110.829999999998" table:content-validation-name="val9" table:style-name="ce64">
            <text:p>£15,110.83</text:p>
          </table:table-cell>
          <table:table-cell office:value-type="currency" office:value="63934" table:content-validation-name="val9" table:style-name="ce64">
            <text:p>£63,934.00</text:p>
          </table:table-cell>
          <table:table-cell office:value-type="currency" office:value="27269.370000000006" table:content-validation-name="val9" table:style-name="ce64">
            <text:p>£27,269.37</text:p>
          </table:table-cell>
          <table:table-cell office:value-type="currency" office:value="573852.88000000012" table:content-validation-name="val9" table:style-name="ce64">
            <text:p>£573,852.88</text:p>
          </table:table-cell>
          <table:table-cell office:value-type="currency" office:value="292385.76000000007" table:content-validation-name="val9" table:style-name="ce64">
            <text:p>£292,385.76</text:p>
          </table:table-cell>
          <table:table-cell office:value-type="currency" office:value="3799842.6599999997" table:formula="of:=SUM([.AD10:.AI10])" table:style-name="ce65">
            <text:p>£3,799,842.66</text:p>
          </table:table-cell>
          <table:table-cell office:value-type="currency" office:value="95152.77" table:content-validation-name="val9" table:style-name="ce66">
            <text:p>£95,152.77</text:p>
          </table:table-cell>
          <table:table-cell table:content-validation-name="val9" table:style-name="ce66"/>
          <table:table-cell office:value-type="currency" office:value="95152.77" table:formula="of:=SUM([.AK10:.AL10])" table:style-name="ce67">
            <text:p>£95,152.77</text:p>
          </table:table-cell>
          <table:table-cell office:value-type="currency" office:value="3894995.4299999997" table:formula="of:=SUM([.AM10];[.AJ10])" table:style-name="ce65">
            <text:p>£3,894,995.43</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National Offender Management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28686" table:content-validation-name="val4" table:style-name="ce84">
            <text:p>28686</text:p>
          </table:table-cell>
          <table:table-cell office:value-type="float" office:value="27363.357030000283" table:content-validation-name="val5" table:style-name="ce85">
            <text:p>27363.35703</text:p>
          </table:table-cell>
          <table:table-cell office:value-type="float" office:value="6269" table:content-validation-name="val4" table:style-name="ce106">
            <text:p>6269</text:p>
          </table:table-cell>
          <table:table-cell office:value-type="float" office:value="6019.3475900000067" table:content-validation-name="val5" table:style-name="ce107">
            <text:p>6019.34759</text:p>
          </table:table-cell>
          <table:table-cell office:value-type="float" office:value="5886" table:content-validation-name="val4" table:style-name="ce104">
            <text:p>5886</text:p>
          </table:table-cell>
          <table:table-cell office:value-type="float" office:value="5617.4220000000105" table:content-validation-name="val5" table:style-name="ce105">
            <text:p>5617.422</text:p>
          </table:table-cell>
          <table:table-cell office:value-type="float" office:value="662" table:content-validation-name="val4" table:style-name="ce108">
            <text:p>662</text:p>
          </table:table-cell>
          <table:table-cell office:value-type="float" office:value="646.08319999999981" table:content-validation-name="val5" table:style-name="ce109">
            <text:p>646.0832</text:p>
          </table:table-cell>
          <table:table-cell office:value-type="float" office:value="67" table:content-validation-name="val4" table:style-name="ce110">
            <text:p>67</text:p>
          </table:table-cell>
          <table:table-cell office:value-type="float" office:value="66.348860000000002" table:content-validation-name="val5" table:style-name="ce113">
            <text:p>66.34886</text:p>
          </table:table-cell>
          <table:table-cell office:value-type="float" office:value="10724" table:content-validation-name="val4" table:style-name="ce112">
            <text:p>10724</text:p>
          </table:table-cell>
          <table:table-cell office:value-type="float" office:value="9879.9491500000058" table:content-validation-name="val5" table:style-name="ce111">
            <text:p>9879.94915</text:p>
          </table:table-cell>
          <table:table-cell office:value-type="float" office:value="52294" table:formula="of:=SUM([.D11];[.F11];[.H11];[.J11];[.L11];[.N11])" table:content-validation-name="val11" table:style-name="ce61">
            <text:p>52,294</text:p>
          </table:table-cell>
          <table:table-cell office:value-type="float" office:value="49592.507830000308" table:formula="of:=SUM([.E11];[.G11];[.I11];[.K11];[.M11];[.O11])" table:content-validation-name="val11" table:style-name="ce61">
            <text:p>49,593</text:p>
          </table:table-cell>
          <table:table-cell office:value-type="float" office:value="1478.85" table:content-validation-name="val4" table:style-name="ce98">
            <text:p>1478.85</text:p>
          </table:table-cell>
          <table:table-cell office:value-type="float" office:value="1478.85" table:content-validation-name="val5" table:style-name="ce96">
            <text:p>1478.85</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1.25" table:content-validation-name="val4" table:style-name="ce100">
            <text:p>1.25</text:p>
          </table:table-cell>
          <table:table-cell office:value-type="float" office:value="1.25" table:content-validation-name="val5" table:style-name="ce101">
            <text:p>1.25</text:p>
          </table:table-cell>
          <table:table-cell office:value-type="float" office:value="3" table:content-validation-name="val4" table:style-name="ce102">
            <text:p>3</text:p>
          </table:table-cell>
          <table:table-cell office:value-type="float" office:value="3" table:content-validation-name="val5" table:style-name="ce103">
            <text:p>3</text:p>
          </table:table-cell>
          <table:table-cell office:value-type="float" office:value="1483.1" table:formula="of:=SUM([.R11];[.T11];[.V11];[.X11];)" table:style-name="ce62">
            <text:p>1483.1</text:p>
          </table:table-cell>
          <table:table-cell office:value-type="float" office:value="1483.1" table:formula="of:=SUM([.S11];[.U11];[.W11];[.Y11])" table:style-name="ce62">
            <text:p>1483.1</text:p>
          </table:table-cell>
          <table:table-cell office:value-type="float" office:value="53777.1" table:formula="of:=[.P11]+[.Z11]" table:content-validation-name="val11" table:style-name="ce63">
            <text:p>53,777</text:p>
          </table:table-cell>
          <table:table-cell office:value-type="float" office:value="51075.607830000306" table:formula="of:=[.Q11]+[.AA11]" table:content-validation-name="val11" table:style-name="ce63">
            <text:p>51,076</text:p>
          </table:table-cell>
          <table:table-cell office:value-type="currency" office:value="123599023" table:content-validation-name="val9" table:style-name="ce64">
            <text:p>£123,599,023.00</text:p>
          </table:table-cell>
          <table:table-cell table:content-validation-name="val9" table:style-name="ce64"/>
          <table:table-cell table:content-validation-name="val9" table:style-name="ce64"/>
          <table:table-cell office:value-type="currency" office:value="7248936" table:content-validation-name="val9" table:style-name="ce64">
            <text:p>£7,248,936.00</text:p>
          </table:table-cell>
          <table:table-cell office:value-type="currency" office:value="28141404" table:content-validation-name="val9" table:style-name="ce64">
            <text:p>£28,141,404.00</text:p>
          </table:table-cell>
          <table:table-cell office:value-type="currency" office:value="13568014" table:content-validation-name="val9" table:style-name="ce64">
            <text:p>£13,568,014.00</text:p>
          </table:table-cell>
          <table:table-cell office:value-type="currency" office:value="172557377" table:formula="of:=SUM([.AD11:.AI11])" table:style-name="ce65">
            <text:p>£172,557,377.00</text:p>
          </table:table-cell>
          <table:table-cell office:value-type="currency" office:value="4809627" table:content-validation-name="val9" table:style-name="ce66">
            <text:p>£4,809,627.00</text:p>
          </table:table-cell>
          <table:table-cell office:value-type="currency" office:value="-14708" table:content-validation-name="val9" table:style-name="ce66">
            <text:p>-£14,708.00</text:p>
          </table:table-cell>
          <table:table-cell office:value-type="currency" office:value="4794919" table:formula="of:=SUM([.AK11:.AL11])" table:style-name="ce67">
            <text:p>£4,794,919.00</text:p>
          </table:table-cell>
          <table:table-cell office:value-type="currency" office:value="177352296" table:formula="of:=SUM([.AM11];[.AJ11])" table:style-name="ce65">
            <text:p>£177,352,296.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The Office of the Public Guardian</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808" table:content-validation-name="val4" table:style-name="ce84">
            <text:p>808</text:p>
          </table:table-cell>
          <table:table-cell office:value-type="float" office:value="735.03541999999766" table:content-validation-name="val5" table:style-name="ce85">
            <text:p>735.03542</text:p>
          </table:table-cell>
          <table:table-cell office:value-type="float" office:value="303" table:content-validation-name="val4" table:style-name="ce106">
            <text:p>303</text:p>
          </table:table-cell>
          <table:table-cell office:value-type="float" office:value="287.78513000000009" table:content-validation-name="val5" table:style-name="ce107">
            <text:p>287.78513</text:p>
          </table:table-cell>
          <table:table-cell office:value-type="float" office:value="134" table:content-validation-name="val4" table:style-name="ce104">
            <text:p>134</text:p>
          </table:table-cell>
          <table:table-cell office:value-type="float" office:value="129.52024999999998" table:content-validation-name="val5" table:style-name="ce105">
            <text:p>129.52025</text:p>
          </table:table-cell>
          <table:table-cell office:value-type="float" office:value="20" table:content-validation-name="val4" table:style-name="ce108">
            <text:p>20</text:p>
          </table:table-cell>
          <table:table-cell office:value-type="float" office:value="20" table:content-validation-name="val5" table:style-name="ce109">
            <text:p>20</text:p>
          </table:table-cell>
          <table:table-cell office:value-type="float" office:value="3" table:content-validation-name="val4" table:style-name="ce110">
            <text:p>3</text:p>
          </table:table-cell>
          <table:table-cell office:value-type="float" office:value="3" table:content-validation-name="val5" table:style-name="ce113">
            <text:p>3</text:p>
          </table:table-cell>
          <table:table-cell office:value-type="float" office:value="1" table:content-validation-name="val4" table:style-name="ce112">
            <text:p>1</text:p>
          </table:table-cell>
          <table:table-cell office:value-type="float" office:value="1" table:content-validation-name="val5" table:style-name="ce111">
            <text:p>1</text:p>
          </table:table-cell>
          <table:table-cell office:value-type="float" office:value="1269" table:formula="of:=SUM([.D12];[.F12];[.H12];[.J12];[.L12];[.N12])" table:content-validation-name="val11" table:style-name="ce61">
            <text:p>1,269</text:p>
          </table:table-cell>
          <table:table-cell office:value-type="float" office:value="1176.3407999999977" table:formula="of:=SUM([.E12];[.G12];[.I12];[.K12];[.M12];[.O12])" table:content-validation-name="val11" table:style-name="ce61">
            <text:p>1,176</text:p>
          </table:table-cell>
          <table:table-cell office:value-type="float" office:value="184" table:content-validation-name="val4" table:style-name="ce98">
            <text:p>184</text:p>
          </table:table-cell>
          <table:table-cell office:value-type="float" office:value="181.4" table:content-validation-name="val5" table:style-name="ce96">
            <text:p>181.4</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6" table:content-validation-name="val4" table:style-name="ce100">
            <text:p>6</text:p>
          </table:table-cell>
          <table:table-cell office:value-type="float" office:value="0.89" table:content-validation-name="val5" table:style-name="ce101">
            <text:p>0.89</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190" table:formula="of:=SUM([.R12];[.T12];[.V12];[.X12];)" table:style-name="ce62">
            <text:p>190</text:p>
          </table:table-cell>
          <table:table-cell office:value-type="float" office:value="182.29" table:formula="of:=SUM([.S12];[.U12];[.W12];[.Y12])" table:style-name="ce62">
            <text:p>182.29</text:p>
          </table:table-cell>
          <table:table-cell office:value-type="float" office:value="1459" table:formula="of:=[.P12]+[.Z12]" table:content-validation-name="val11" table:style-name="ce63">
            <text:p>1,459</text:p>
          </table:table-cell>
          <table:table-cell office:value-type="float" office:value="1358.6307999999976" table:formula="of:=[.Q12]+[.AA12]" table:content-validation-name="val11" table:style-name="ce63">
            <text:p>1,359</text:p>
          </table:table-cell>
          <table:table-cell office:value-type="currency" office:value="2257875.5" table:content-validation-name="val9" table:style-name="ce64">
            <text:p>£2,257,875.50</text:p>
          </table:table-cell>
          <table:table-cell office:value-type="currency" office:value="36710.26" table:content-validation-name="val9" table:style-name="ce64">
            <text:p>£36,710.26</text:p>
          </table:table-cell>
          <table:table-cell office:value-type="currency" office:value="11860" table:content-validation-name="val9" table:style-name="ce64">
            <text:p>£11,860.00</text:p>
          </table:table-cell>
          <table:table-cell office:value-type="currency" office:value="108688.21" table:content-validation-name="val9" table:style-name="ce64">
            <text:p>£108,688.21</text:p>
          </table:table-cell>
          <table:table-cell office:value-type="currency" office:value="447194.55" table:content-validation-name="val9" table:style-name="ce64">
            <text:p>£447,194.55</text:p>
          </table:table-cell>
          <table:table-cell office:value-type="currency" office:value="258604.25" table:content-validation-name="val9" table:style-name="ce64">
            <text:p>£258,604.25</text:p>
          </table:table-cell>
          <table:table-cell office:value-type="currency" office:value="3120932.7699999996" table:formula="of:=SUM([.AD12:.AI12])" table:style-name="ce65">
            <text:p>£3,120,932.77</text:p>
          </table:table-cell>
          <table:table-cell office:value-type="currency" office:value="264133" table:content-validation-name="val9" table:style-name="ce66">
            <text:p>£264,133.00</text:p>
          </table:table-cell>
          <table:table-cell office:value-type="currency" office:value="0" table:content-validation-name="val9" table:style-name="ce66">
            <text:p>£0.00</text:p>
          </table:table-cell>
          <table:table-cell office:value-type="currency" office:value="264133" table:formula="of:=SUM([.AK12:.AL12])" table:style-name="ce67">
            <text:p>£264,133.00</text:p>
          </table:table-cell>
          <table:table-cell office:value-type="currency" office:value="3385065.7699999996" table:formula="of:=SUM([.AM12];[.AJ12])" table:style-name="ce65">
            <text:p>£3,385,065.77</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hildren and Family Court Advisory and Support Servic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3">
            <text:p>0</text:p>
          </table:table-cell>
          <table:table-cell office:value-type="float" office:value="0" table:content-validation-name="val5" table:style-name="ce82">
            <text:p>0</text:p>
          </table:table-cell>
          <table:table-cell office:value-type="float" office:value="0" table:content-validation-name="val4" table:style-name="ce117">
            <text:p>0</text:p>
          </table:table-cell>
          <table:table-cell office:value-type="float" office:value="0" table:content-validation-name="val5" table:style-name="ce116">
            <text:p>0</text:p>
          </table:table-cell>
          <table:table-cell office:value-type="float" office:value="0" table:content-validation-name="val4" table:style-name="ce114">
            <text:p>0</text:p>
          </table:table-cell>
          <table:table-cell office:value-type="float" office:value="0" table:content-validation-name="val5" table:style-name="ce115">
            <text:p>0</text:p>
          </table:table-cell>
          <table:table-cell office:value-type="float" office:value="0" table:content-validation-name="val4" table:style-name="ce118">
            <text:p>0</text:p>
          </table:table-cell>
          <table:table-cell office:value-type="float" office:value="0" table:content-validation-name="val5" table:style-name="ce120">
            <text:p>0</text:p>
          </table:table-cell>
          <table:table-cell office:value-type="float" office:value="0" table:content-validation-name="val4" table:style-name="ce119">
            <text:p>0</text:p>
          </table:table-cell>
          <table:table-cell office:value-type="float" office:value="0" table:content-validation-name="val5" table:style-name="ce121">
            <text:p>0</text:p>
          </table:table-cell>
          <table:table-cell office:value-type="float" office:value="1949" table:content-validation-name="val4" table:style-name="ce122">
            <text:p>1949</text:p>
          </table:table-cell>
          <table:table-cell office:value-type="float" office:value="1785.5164929214884" table:content-validation-name="val5" table:style-name="ce123">
            <text:p>1785.516493</text:p>
          </table:table-cell>
          <table:table-cell office:value-type="float" office:value="1949" table:formula="of:=SUM([.D13];[.F13];[.H13];[.J13];[.L13];[.N13])" table:content-validation-name="val11" table:style-name="ce61">
            <text:p>1,949</text:p>
          </table:table-cell>
          <table:table-cell office:value-type="float" office:value="1785.5164929214884" table:formula="of:=SUM([.E13];[.G13];[.I13];[.K13];[.M13];[.O13])" table:content-validation-name="val11" table:style-name="ce61">
            <text:p>1,786</text:p>
          </table:table-cell>
          <table:table-cell office:value-type="float" office:value="50" table:content-validation-name="val4" table:style-name="ce98">
            <text:p>50</text:p>
          </table:table-cell>
          <table:table-cell office:value-type="float" office:value="50" table:content-validation-name="val5" table:style-name="ce96">
            <text:p>50</text:p>
          </table:table-cell>
          <table:table-cell office:value-type="float" office:value="1" table:content-validation-name="val4" table:style-name="ce97">
            <text:p>1</text:p>
          </table:table-cell>
          <table:table-cell office:value-type="float" office:value="1" table:content-validation-name="val5" table:style-name="ce99">
            <text:p>1</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51" table:formula="of:=SUM([.R13];[.T13];[.V13];[.X13];)" table:style-name="ce62">
            <text:p>51</text:p>
          </table:table-cell>
          <table:table-cell office:value-type="float" office:value="51" table:formula="of:=SUM([.S13];[.U13];[.W13];[.Y13])" table:style-name="ce62">
            <text:p>51</text:p>
          </table:table-cell>
          <table:table-cell office:value-type="float" office:value="2000" table:formula="of:=[.P13]+[.Z13]" table:content-validation-name="val11" table:style-name="ce63">
            <text:p>2,000</text:p>
          </table:table-cell>
          <table:table-cell office:value-type="float" office:value="1836.5164929214884" table:formula="of:=[.Q13]+[.AA13]" table:content-validation-name="val11" table:style-name="ce63">
            <text:p>1,837</text:p>
          </table:table-cell>
          <table:table-cell office:value-type="currency" office:value="6285323.2000000002" table:content-validation-name="val9" table:style-name="ce64">
            <text:p>£6,285,323.20</text:p>
          </table:table-cell>
          <table:table-cell office:value-type="currency" office:value="97938.669999999984" table:content-validation-name="val9" table:style-name="ce64">
            <text:p>£97,938.67</text:p>
          </table:table-cell>
          <table:table-cell office:value-type="currency" office:value="0" table:content-validation-name="val9" table:style-name="ce64">
            <text:p>£0.00</text:p>
          </table:table-cell>
          <table:table-cell office:value-type="currency" office:value="13137.710000000001" table:content-validation-name="val9" table:style-name="ce64">
            <text:p>£13,137.71</text:p>
          </table:table-cell>
          <table:table-cell office:value-type="currency" office:value="1263102.5900000003" table:content-validation-name="val9" table:style-name="ce64">
            <text:p>£1,263,102.59</text:p>
          </table:table-cell>
          <table:table-cell office:value-type="currency" office:value="727781.52999999968" table:content-validation-name="val9" table:style-name="ce64">
            <text:p>£727,781.53</text:p>
          </table:table-cell>
          <table:table-cell office:value-type="currency" office:value="8387283.6999999993" table:formula="of:=SUM([.AD13:.AI13])" table:style-name="ce65">
            <text:p>£8,387,283.70</text:p>
          </table:table-cell>
          <table:table-cell office:value-type="currency" office:value="378443.41000000003" table:content-validation-name="val9" table:style-name="ce66">
            <text:p>£378,443.41</text:p>
          </table:table-cell>
          <table:table-cell office:value-type="currency" office:value="0" table:content-validation-name="val9" table:style-name="ce66">
            <text:p>£0.00</text:p>
          </table:table-cell>
          <table:table-cell office:value-type="currency" office:value="378443.41000000003" table:formula="of:=SUM([.AK13:.AL13])" table:style-name="ce67">
            <text:p>£378,443.41</text:p>
          </table:table-cell>
          <table:table-cell office:value-type="currency" office:value="8765727.1099999994" table:formula="of:=SUM([.AM13];[.AJ13])" table:style-name="ce65">
            <text:p>£8,765,727.11</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riminal Cases Review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3">
            <text:p>0</text:p>
          </table:table-cell>
          <table:table-cell office:value-type="float" office:value="0" table:content-validation-name="val5" table:style-name="ce82">
            <text:p>0</text:p>
          </table:table-cell>
          <table:table-cell office:value-type="float" office:value="0" table:content-validation-name="val4" table:style-name="ce117">
            <text:p>0</text:p>
          </table:table-cell>
          <table:table-cell office:value-type="float" office:value="0" table:content-validation-name="val5" table:style-name="ce116">
            <text:p>0</text:p>
          </table:table-cell>
          <table:table-cell office:value-type="float" office:value="0" table:content-validation-name="val4" table:style-name="ce114">
            <text:p>0</text:p>
          </table:table-cell>
          <table:table-cell office:value-type="float" office:value="0" table:content-validation-name="val5" table:style-name="ce115">
            <text:p>0</text:p>
          </table:table-cell>
          <table:table-cell office:value-type="float" office:value="0" table:content-validation-name="val4" table:style-name="ce118">
            <text:p>0</text:p>
          </table:table-cell>
          <table:table-cell office:value-type="float" office:value="0" table:content-validation-name="val5" table:style-name="ce120">
            <text:p>0</text:p>
          </table:table-cell>
          <table:table-cell office:value-type="float" office:value="0" table:content-validation-name="val4" table:style-name="ce119">
            <text:p>0</text:p>
          </table:table-cell>
          <table:table-cell office:value-type="float" office:value="0" table:content-validation-name="val5" table:style-name="ce121">
            <text:p>0</text:p>
          </table:table-cell>
          <table:table-cell office:value-type="float" office:value="81" table:content-validation-name="val4" table:style-name="ce122">
            <text:p>81</text:p>
          </table:table-cell>
          <table:table-cell office:value-type="float" office:value="75.459999999999994" table:content-validation-name="val5" table:style-name="ce123">
            <text:p>75.46</text:p>
          </table:table-cell>
          <table:table-cell office:value-type="float" office:value="81" table:formula="of:=SUM([.D14];[.F14];[.H14];[.J14];[.L14];[.N14])" table:content-validation-name="val11" table:style-name="ce61">
            <text:p>81</text:p>
          </table:table-cell>
          <table:table-cell office:value-type="float" office:value="75.459999999999994" table:formula="of:=SUM([.E14];[.G14];[.I14];[.K14];[.M14];[.O14])" table:content-validation-name="val11" table:style-name="ce61">
            <text:p>75</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4];[.T14];[.V14];[.X14];)" table:style-name="ce62">
            <text:p>0</text:p>
          </table:table-cell>
          <table:table-cell office:value-type="float" office:value="0" table:formula="of:=SUM([.S14];[.U14];[.W14];[.Y14])" table:style-name="ce62">
            <text:p>0</text:p>
          </table:table-cell>
          <table:table-cell office:value-type="float" office:value="81" table:formula="of:=[.P14]+[.Z14]" table:content-validation-name="val11" table:style-name="ce63">
            <text:p>81</text:p>
          </table:table-cell>
          <table:table-cell office:value-type="float" office:value="75.459999999999994" table:formula="of:=[.Q14]+[.AA14]" table:content-validation-name="val11" table:style-name="ce63">
            <text:p>75</text:p>
          </table:table-cell>
          <table:table-cell office:value-type="currency" office:value="236562.17" table:content-validation-name="val9" table:style-name="ce64">
            <text:p>£236,562.17</text:p>
          </table:table-cell>
          <table:table-cell office:value-type="currency" office:value="66.680000000000007" table:content-validation-name="val9" table:style-name="ce64">
            <text:p>£66.68</text:p>
          </table:table-cell>
          <table:table-cell office:value-type="currency" office:value="0" table:content-validation-name="val9" table:style-name="ce64">
            <text:p>£0.00</text:p>
          </table:table-cell>
          <table:table-cell office:value-type="currency" office:value="12341.75" table:content-validation-name="val9" table:style-name="ce64">
            <text:p>£12,341.75</text:p>
          </table:table-cell>
          <table:table-cell office:value-type="currency" office:value="48006.78" table:content-validation-name="val9" table:style-name="ce64">
            <text:p>£48,006.78</text:p>
          </table:table-cell>
          <table:table-cell office:value-type="currency" office:value="26400.39" table:content-validation-name="val9" table:style-name="ce64">
            <text:p>£26,400.39</text:p>
          </table:table-cell>
          <table:table-cell office:value-type="currency" office:value="323377.77" table:formula="of:=SUM([.AD14:.AI14])" table:style-name="ce65">
            <text:p>£323,377.77</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14:.AL14])" table:style-name="ce67">
            <text:p>£0.00</text:p>
          </table:table-cell>
          <table:table-cell office:value-type="currency" office:value="323377.77" table:formula="of:=SUM([.AM14];[.AJ14])" table:style-name="ce65">
            <text:p>£323,377.77</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Judicial Appointments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3" table:content-validation-name="val4" table:style-name="ce87">
            <text:p>3</text:p>
          </table:table-cell>
          <table:table-cell office:value-type="float" office:value="2.8" table:content-validation-name="val5" table:style-name="ce86">
            <text:p>2.8</text:p>
          </table:table-cell>
          <table:table-cell office:value-type="float" office:value="14" table:content-validation-name="val4" table:style-name="ce87">
            <text:p>14</text:p>
          </table:table-cell>
          <table:table-cell office:value-type="float" office:value="13.6" table:content-validation-name="val5" table:style-name="ce86">
            <text:p>13.6</text:p>
          </table:table-cell>
          <table:table-cell office:value-type="float" office:value="38" table:content-validation-name="val4" table:style-name="ce87">
            <text:p>38</text:p>
          </table:table-cell>
          <table:table-cell office:value-type="float" office:value="37.4" table:content-validation-name="val5" table:style-name="ce86">
            <text:p>37.4</text:p>
          </table:table-cell>
          <table:table-cell office:value-type="float" office:value="8" table:content-validation-name="val4" table:style-name="ce87">
            <text:p>8</text:p>
          </table:table-cell>
          <table:table-cell office:value-type="float" office:value="8" table:content-validation-name="val5" table:style-name="ce86">
            <text:p>8</text:p>
          </table:table-cell>
          <table:table-cell office:value-type="float" office:value="1" table:content-validation-name="val4" table:style-name="ce87">
            <text:p>1</text:p>
          </table:table-cell>
          <table:table-cell office:value-type="float" office:value="1" table:content-validation-name="val5" table:style-name="ce86">
            <text:p>1</text:p>
          </table:table-cell>
          <table:table-cell office:value-type="float" office:value="1" table:content-validation-name="val4" table:style-name="ce87">
            <text:p>1</text:p>
          </table:table-cell>
          <table:table-cell office:value-type="float" office:value="0.4" table:content-validation-name="val5" table:style-name="ce86">
            <text:p>0.4</text:p>
          </table:table-cell>
          <table:table-cell office:value-type="float" office:value="65" table:formula="of:=SUM([.D15];[.F15];[.H15];[.J15];[.L15];[.N15])" table:content-validation-name="val11" table:style-name="ce61">
            <text:p>65</text:p>
          </table:table-cell>
          <table:table-cell office:value-type="float" office:value="63.199999999999996" table:formula="of:=SUM([.E15];[.G15];[.I15];[.K15];[.M15];[.O15])" table:content-validation-name="val11" table:style-name="ce61">
            <text:p>63</text:p>
          </table:table-cell>
          <table:table-cell office:value-type="float" office:value="6" table:content-validation-name="val4" table:style-name="ce98">
            <text:p>6</text:p>
          </table:table-cell>
          <table:table-cell office:value-type="float" office:value="6" table:content-validation-name="val5" table:style-name="ce96">
            <text:p>6</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3" table:content-validation-name="val4" table:style-name="ce102">
            <text:p>3</text:p>
          </table:table-cell>
          <table:table-cell office:value-type="float" office:value="2.1" table:content-validation-name="val5" table:style-name="ce103">
            <text:p>2.1</text:p>
          </table:table-cell>
          <table:table-cell office:value-type="float" office:value="9" table:formula="of:=SUM([.R15];[.T15];[.V15];[.X15];)" table:style-name="ce62">
            <text:p>9</text:p>
          </table:table-cell>
          <table:table-cell office:value-type="float" office:value="8.1" table:formula="of:=SUM([.S15];[.U15];[.W15];[.Y15])" table:style-name="ce62">
            <text:p>8.1</text:p>
          </table:table-cell>
          <table:table-cell office:value-type="float" office:value="74" table:formula="of:=[.P15]+[.Z15]" table:content-validation-name="val11" table:style-name="ce63">
            <text:p>74</text:p>
          </table:table-cell>
          <table:table-cell office:value-type="float" office:value="71.3" table:formula="of:=[.Q15]+[.AA15]" table:content-validation-name="val11" table:style-name="ce63">
            <text:p>71</text:p>
          </table:table-cell>
          <table:table-cell office:value-type="currency" office:value="207706.10000000003" table:content-validation-name="val9" table:style-name="ce64">
            <text:p>£207,706.10</text:p>
          </table:table-cell>
          <table:table-cell office:value-type="currency" office:value="1873.2500000000002" table:content-validation-name="val9" table:style-name="ce64">
            <text:p>£1,873.25</text:p>
          </table:table-cell>
          <table:table-cell office:value-type="currency" office:value="20970" table:content-validation-name="val9" table:style-name="ce64">
            <text:p>£20,970.00</text:p>
          </table:table-cell>
          <table:table-cell office:value-type="currency" office:value="1946.9599999999996" table:content-validation-name="val9" table:style-name="ce64">
            <text:p>£1,946.96</text:p>
          </table:table-cell>
          <table:table-cell office:value-type="currency" office:value="40441.960000000006" table:content-validation-name="val9" table:style-name="ce64">
            <text:p>£40,441.96</text:p>
          </table:table-cell>
          <table:table-cell office:value-type="currency" office:value="25693.26" table:content-validation-name="val9" table:style-name="ce64">
            <text:p>£25,693.26</text:p>
          </table:table-cell>
          <table:table-cell office:value-type="currency" office:value="298631.53000000003" table:formula="of:=SUM([.AD15:.AI15])" table:style-name="ce65">
            <text:p>£298,631.53</text:p>
          </table:table-cell>
          <table:table-cell office:value-type="currency" office:value="28212.579999999991" table:content-validation-name="val9" table:style-name="ce66">
            <text:p>£28,212.58</text:p>
          </table:table-cell>
          <table:table-cell office:value-type="currency" office:value="15940" table:content-validation-name="val9" table:style-name="ce66">
            <text:p>£15,940.00</text:p>
          </table:table-cell>
          <table:table-cell office:value-type="currency" office:value="44152.579999999987" table:formula="of:=SUM([.AK15:.AL15])" table:style-name="ce67">
            <text:p>£44,152.58</text:p>
          </table:table-cell>
          <table:table-cell office:value-type="currency" office:value="342784.11" table:formula="of:=SUM([.AM15];[.AJ15])" table:style-name="ce65">
            <text:p>£342,784.11</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Legal Services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35" table:content-validation-name="val4" table:style-name="ce87">
            <text:p>35</text:p>
          </table:table-cell>
          <table:table-cell office:value-type="float" office:value="32.729999999999997" table:content-validation-name="val5" table:style-name="ce86">
            <text:p>32.73</text:p>
          </table:table-cell>
          <table:table-cell office:value-type="float" office:value="35" table:formula="of:=SUM([.D16];[.F16];[.H16];[.J16];[.L16];[.N16])" table:content-validation-name="val11" table:style-name="ce61">
            <text:p>35</text:p>
          </table:table-cell>
          <table:table-cell office:value-type="float" office:value="32.729999999999997" table:formula="of:=SUM([.E16];[.G16];[.I16];[.K16];[.M16];[.O16])" table:content-validation-name="val11" table:style-name="ce61">
            <text:p>33</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6];[.T16];[.V16];[.X16];)" table:style-name="ce62">
            <text:p>0</text:p>
          </table:table-cell>
          <table:table-cell office:value-type="float" office:value="0" table:formula="of:=SUM([.S16];[.U16];[.W16];[.Y16])" table:style-name="ce62">
            <text:p>0</text:p>
          </table:table-cell>
          <table:table-cell office:value-type="float" office:value="35" table:formula="of:=[.P16]+[.Z16]" table:content-validation-name="val11" table:style-name="ce63">
            <text:p>35</text:p>
          </table:table-cell>
          <table:table-cell office:value-type="float" office:value="32.729999999999997" table:formula="of:=[.Q16]+[.AA16]" table:content-validation-name="val11" table:style-name="ce63">
            <text:p>33</text:p>
          </table:table-cell>
          <table:table-cell office:value-type="currency" office:value="154838.14000000001" table:content-validation-name="val9" table:style-name="ce64">
            <text:p>£154,838.14</text:p>
          </table:table-cell>
          <table:table-cell office:value-type="currency" office:value="0" table:content-validation-name="val9" table:style-name="ce64">
            <text:p>£0.00</text:p>
          </table:table-cell>
          <table:table-cell office:value-type="currency" office:value="0" table:content-validation-name="val9" table:style-name="ce64">
            <text:p>£0.00</text:p>
          </table:table-cell>
          <table:table-cell office:value-type="currency" office:value="0" table:content-validation-name="val9" table:style-name="ce64">
            <text:p>£0.00</text:p>
          </table:table-cell>
          <table:table-cell office:value-type="currency" office:value="21186.55" table:content-validation-name="val9" table:style-name="ce64">
            <text:p>£21,186.55</text:p>
          </table:table-cell>
          <table:table-cell office:value-type="currency" office:value="18131.43" table:content-validation-name="val9" table:style-name="ce64">
            <text:p>£18,131.43</text:p>
          </table:table-cell>
          <table:table-cell office:value-type="currency" office:value="194156.12" table:formula="of:=SUM([.AD16:.AI16])" table:style-name="ce65">
            <text:p>£194,156.12</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16:.AL16])" table:style-name="ce67">
            <text:p>£0.00</text:p>
          </table:table-cell>
          <table:table-cell office:value-type="currency" office:value="194156.12" table:formula="of:=SUM([.AM16];[.AJ16])" table:style-name="ce65">
            <text:p>£194,156.12</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Parole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7" table:content-validation-name="val4" table:style-name="ce92">
            <text:p>7</text:p>
          </table:table-cell>
          <table:table-cell office:value-type="float" office:value="6.6" table:content-validation-name="val5" table:style-name="ce95">
            <text:p>6.6</text:p>
          </table:table-cell>
          <table:table-cell office:value-type="float" office:value="73" table:content-validation-name="val4" table:style-name="ce91">
            <text:p>73</text:p>
          </table:table-cell>
          <table:table-cell office:value-type="float" office:value="71.8" table:content-validation-name="val5" table:style-name="ce90">
            <text:p>71.8</text:p>
          </table:table-cell>
          <table:table-cell office:value-type="float" office:value="27" table:content-validation-name="val4" table:style-name="ce91">
            <text:p>27</text:p>
          </table:table-cell>
          <table:table-cell office:value-type="float" office:value="26.1" table:content-validation-name="val5" table:style-name="ce90">
            <text:p>26.1</text:p>
          </table:table-cell>
          <table:table-cell office:value-type="float" office:value="6" table:content-validation-name="val4" table:style-name="ce91">
            <text:p>6</text:p>
          </table:table-cell>
          <table:table-cell office:value-type="float" office:value="5.8" table:content-validation-name="val5" table:style-name="ce90">
            <text:p>5.8</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114" table:formula="of:=SUM([.D17];[.F17];[.H17];[.J17];[.L17];[.N17])" table:content-validation-name="val11" table:style-name="ce61">
            <text:p>114</text:p>
          </table:table-cell>
          <table:table-cell office:value-type="float" office:value="111.3" table:formula="of:=SUM([.E17];[.G17];[.I17];[.K17];[.M17];[.O17])" table:content-validation-name="val11" table:style-name="ce61">
            <text:p>111</text:p>
          </table:table-cell>
          <table:table-cell office:value-type="float" office:value="11" table:content-validation-name="val4" table:style-name="ce98">
            <text:p>11</text:p>
          </table:table-cell>
          <table:table-cell office:value-type="float" office:value="10.4" table:content-validation-name="val5" table:style-name="ce96">
            <text:p>10.4</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11" table:formula="of:=SUM([.R17];[.T17];[.V17];[.X17];)" table:style-name="ce62">
            <text:p>11</text:p>
          </table:table-cell>
          <table:table-cell office:value-type="float" office:value="10.4" table:formula="of:=SUM([.S17];[.U17];[.W17];[.Y17])" table:style-name="ce62">
            <text:p>10.4</text:p>
          </table:table-cell>
          <table:table-cell office:value-type="float" office:value="125" table:formula="of:=[.P17]+[.Z17]" table:content-validation-name="val11" table:style-name="ce63">
            <text:p>125</text:p>
          </table:table-cell>
          <table:table-cell office:value-type="float" office:value="121.7" table:formula="of:=[.Q17]+[.AA17]" table:content-validation-name="val11" table:style-name="ce63">
            <text:p>122</text:p>
          </table:table-cell>
          <table:table-cell office:value-type="currency" office:value="276688.42" table:content-validation-name="val9" table:style-name="ce64">
            <text:p>£276,688.42</text:p>
          </table:table-cell>
          <table:table-cell office:value-type="currency" office:value="2421.2399999999998" table:content-validation-name="val9" table:style-name="ce64">
            <text:p>£2,421.24</text:p>
          </table:table-cell>
          <table:table-cell office:value-type="currency" office:value="0" table:content-validation-name="val9" table:style-name="ce64">
            <text:p>£0.00</text:p>
          </table:table-cell>
          <table:table-cell office:value-type="currency" office:value="3470.08" table:content-validation-name="val9" table:style-name="ce64">
            <text:p>£3,470.08</text:p>
          </table:table-cell>
          <table:table-cell office:value-type="currency" office:value="51952.15" table:content-validation-name="val9" table:style-name="ce64">
            <text:p>£51,952.15</text:p>
          </table:table-cell>
          <table:table-cell office:value-type="currency" office:value="28269.09" table:content-validation-name="val9" table:style-name="ce64">
            <text:p>£28,269.09</text:p>
          </table:table-cell>
          <table:table-cell office:value-type="currency" office:value="362800.98000000004" table:formula="of:=SUM([.AD17:.AI17])" table:style-name="ce65">
            <text:p>£362,800.98</text:p>
          </table:table-cell>
          <table:table-cell office:value-type="currency" office:value="26000" table:content-validation-name="val9" table:style-name="ce66">
            <text:p>£26,000.00</text:p>
          </table:table-cell>
          <table:table-cell office:value-type="currency" office:value="0" table:content-validation-name="val9" table:style-name="ce66">
            <text:p>£0.00</text:p>
          </table:table-cell>
          <table:table-cell office:value-type="currency" office:value="26000" table:formula="of:=SUM([.AK17:.AL17])" table:style-name="ce67">
            <text:p>£26,000.00</text:p>
          </table:table-cell>
          <table:table-cell office:value-type="currency" office:value="388800.98000000004" table:formula="of:=SUM([.AM17];[.AJ17])" table:style-name="ce65">
            <text:p>£388,800.98</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Youth Justice Board for England and Wal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7" table:content-validation-name="val4" table:style-name="ce91">
            <text:p>7</text:p>
          </table:table-cell>
          <table:table-cell office:value-type="float" office:value="6.7" table:content-validation-name="val5" table:style-name="ce90">
            <text:p>6.7</text:p>
          </table:table-cell>
          <table:table-cell office:value-type="float" office:value="9" table:content-validation-name="val4" table:style-name="ce91">
            <text:p>9</text:p>
          </table:table-cell>
          <table:table-cell office:value-type="float" office:value="8.4" table:content-validation-name="val5" table:style-name="ce90">
            <text:p>8.4</text:p>
          </table:table-cell>
          <table:table-cell office:value-type="float" office:value="44" table:content-validation-name="val4" table:style-name="ce91">
            <text:p>44</text:p>
          </table:table-cell>
          <table:table-cell office:value-type="float" office:value="43.1" table:content-validation-name="val5" table:style-name="ce90">
            <text:p>43.1</text:p>
          </table:table-cell>
          <table:table-cell office:value-type="float" office:value="35" table:content-validation-name="val4" table:style-name="ce91">
            <text:p>35</text:p>
          </table:table-cell>
          <table:table-cell office:value-type="float" office:value="32.799999999999997" table:content-validation-name="val5" table:style-name="ce90">
            <text:p>32.8</text:p>
          </table:table-cell>
          <table:table-cell office:value-type="float" office:value="2" table:content-validation-name="val4" table:style-name="ce91">
            <text:p>2</text:p>
          </table:table-cell>
          <table:table-cell office:value-type="float" office:value="2" table:content-validation-name="val5" table:style-name="ce90">
            <text:p>2</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97" table:formula="of:=SUM([.D18];[.F18];[.H18];[.J18];[.L18];[.N18])" table:content-validation-name="val11" table:style-name="ce61">
            <text:p>97</text:p>
          </table:table-cell>
          <table:table-cell office:value-type="float" office:value="93" table:formula="of:=SUM([.E18];[.G18];[.I18];[.K18];[.M18];[.O18])" table:content-validation-name="val11" table:style-name="ce61">
            <text:p>93</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8];[.T18];[.V18];[.X18];)" table:style-name="ce62">
            <text:p>0</text:p>
          </table:table-cell>
          <table:table-cell office:value-type="float" office:value="0" table:formula="of:=SUM([.S18];[.U18];[.W18];[.Y18])" table:style-name="ce62">
            <text:p>0</text:p>
          </table:table-cell>
          <table:table-cell office:value-type="float" office:value="97" table:formula="of:=[.P18]+[.Z18]" table:content-validation-name="val11" table:style-name="ce63">
            <text:p>97</text:p>
          </table:table-cell>
          <table:table-cell office:value-type="float" office:value="93" table:formula="of:=[.Q18]+[.AA18]" table:content-validation-name="val11" table:style-name="ce63">
            <text:p>93</text:p>
          </table:table-cell>
          <table:table-cell office:value-type="currency" office:value="366946.42" table:content-validation-name="val9" table:style-name="ce64">
            <text:p>£366,946.42</text:p>
          </table:table-cell>
          <table:table-cell office:value-type="currency" office:value="5810.91" table:content-validation-name="val9" table:style-name="ce64">
            <text:p>£5,810.91</text:p>
          </table:table-cell>
          <table:table-cell office:value-type="currency" office:value="24950" table:content-validation-name="val9" table:style-name="ce64">
            <text:p>£24,950.00</text:p>
          </table:table-cell>
          <table:table-cell office:value-type="currency" office:value="680.71" table:content-validation-name="val9" table:style-name="ce64">
            <text:p>£680.71</text:p>
          </table:table-cell>
          <table:table-cell office:value-type="currency" office:value="69293.17" table:content-validation-name="val9" table:style-name="ce64">
            <text:p>£69,293.17</text:p>
          </table:table-cell>
          <table:table-cell office:value-type="currency" office:value="39810.39" table:content-validation-name="val9" table:style-name="ce64">
            <text:p>£39,810.39</text:p>
          </table:table-cell>
          <table:table-cell office:value-type="currency" office:value="507491.6" table:formula="of:=SUM([.AD18:.AI18])" table:style-name="ce65">
            <text:p>£507,491.60</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18:.AL18])" table:style-name="ce67">
            <text:p>£0.00</text:p>
          </table:table-cell>
          <table:table-cell office:value-type="currency" office:value="507491.6" table:formula="of:=SUM([.AM18];[.AJ18])" table:style-name="ce65">
            <text:p>£507,491.6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19];[.F19];[.H19];[.J19];[.L19];[.N19])" table:content-validation-name="val11" table:style-name="ce61">
            <text:p>0</text:p>
          </table:table-cell>
          <table:table-cell office:value-type="float" office:value="0" table:formula="of:=SUM([.E19];[.G19];[.I19];[.K19];[.M19];[.O1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9];[.T19];[.V19];[.X19];)" table:style-name="ce62">
            <text:p>0</text:p>
          </table:table-cell>
          <table:table-cell office:value-type="float" office:value="0" table:formula="of:=SUM([.S19];[.U19];[.W19];[.Y19])" table:style-name="ce62">
            <text:p>0</text:p>
          </table:table-cell>
          <table:table-cell office:value-type="float" office:value="0" table:formula="of:=[.P19]+[.Z19]" table:content-validation-name="val11" table:style-name="ce63">
            <text:p>0</text:p>
          </table:table-cell>
          <table:table-cell office:value-type="float" office:value="0" table:formula="of:=[.Q19]+[.AA1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19:.AI19])" table:style-name="ce65">
            <text:p>£0.00</text:p>
          </table:table-cell>
          <table:table-cell table:content-validation-name="val9" table:style-name="ce66"/>
          <table:table-cell table:content-validation-name="val9" table:style-name="ce66"/>
          <table:table-cell office:value-type="currency" office:value="0" table:formula="of:=SUM([.AK19:.AL19])" table:style-name="ce67">
            <text:p>£0.00</text:p>
          </table:table-cell>
          <table:table-cell office:value-type="currency" office:value="0" table:formula="of:=SUM([.AM19];[.AJ1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0];[.F20];[.H20];[.J20];[.L20];[.N20])" table:content-validation-name="val11" table:style-name="ce61">
            <text:p>0</text:p>
          </table:table-cell>
          <table:table-cell office:value-type="float" office:value="0" table:formula="of:=SUM([.E20];[.G20];[.I20];[.K20];[.M20];[.O2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0];[.T20];[.V20];[.X20];)" table:style-name="ce62">
            <text:p>0</text:p>
          </table:table-cell>
          <table:table-cell office:value-type="float" office:value="0" table:formula="of:=SUM([.S20];[.U20];[.W20];[.Y20])" table:style-name="ce62">
            <text:p>0</text:p>
          </table:table-cell>
          <table:table-cell office:value-type="float" office:value="0" table:formula="of:=[.P20]+[.Z20]" table:content-validation-name="val11" table:style-name="ce63">
            <text:p>0</text:p>
          </table:table-cell>
          <table:table-cell office:value-type="float" office:value="0" table:formula="of:=[.Q20]+[.AA2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0:.AI20])" table:style-name="ce65">
            <text:p>£0.00</text:p>
          </table:table-cell>
          <table:table-cell table:content-validation-name="val9" table:style-name="ce66"/>
          <table:table-cell table:content-validation-name="val9" table:style-name="ce66"/>
          <table:table-cell office:value-type="currency" office:value="0" table:formula="of:=SUM([.AK20:.AL20])" table:style-name="ce67">
            <text:p>£0.00</text:p>
          </table:table-cell>
          <table:table-cell office:value-type="currency" office:value="0" table:formula="of:=SUM([.AM20];[.AJ2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1];[.F21];[.H21];[.J21];[.L21];[.N21])" table:content-validation-name="val11" table:style-name="ce61">
            <text:p>0</text:p>
          </table:table-cell>
          <table:table-cell office:value-type="float" office:value="0" table:formula="of:=SUM([.E21];[.G21];[.I21];[.K21];[.M21];[.O2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1];[.T21];[.V21];[.X21];)" table:style-name="ce62">
            <text:p>0</text:p>
          </table:table-cell>
          <table:table-cell office:value-type="float" office:value="0" table:formula="of:=SUM([.S21];[.U21];[.W21];[.Y21])" table:style-name="ce62">
            <text:p>0</text:p>
          </table:table-cell>
          <table:table-cell office:value-type="float" office:value="0" table:formula="of:=[.P21]+[.Z21]" table:content-validation-name="val11" table:style-name="ce63">
            <text:p>0</text:p>
          </table:table-cell>
          <table:table-cell office:value-type="float" office:value="0" table:formula="of:=[.Q21]+[.AA2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1:.AI21])" table:style-name="ce65">
            <text:p>£0.00</text:p>
          </table:table-cell>
          <table:table-cell table:content-validation-name="val9" table:style-name="ce66"/>
          <table:table-cell table:content-validation-name="val9" table:style-name="ce66"/>
          <table:table-cell office:value-type="currency" office:value="0" table:formula="of:=SUM([.AK21:.AL21])" table:style-name="ce67">
            <text:p>£0.00</text:p>
          </table:table-cell>
          <table:table-cell office:value-type="currency" office:value="0" table:formula="of:=SUM([.AM21];[.AJ2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2];[.F22];[.H22];[.J22];[.L22];[.N22])" table:content-validation-name="val11" table:style-name="ce61">
            <text:p>0</text:p>
          </table:table-cell>
          <table:table-cell office:value-type="float" office:value="0" table:formula="of:=SUM([.E22];[.G22];[.I22];[.K22];[.M22];[.O2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2];[.T22];[.V22];[.X22];)" table:style-name="ce62">
            <text:p>0</text:p>
          </table:table-cell>
          <table:table-cell office:value-type="float" office:value="0" table:formula="of:=SUM([.S22];[.U22];[.W22];[.Y22])" table:style-name="ce62">
            <text:p>0</text:p>
          </table:table-cell>
          <table:table-cell office:value-type="float" office:value="0" table:formula="of:=[.P22]+[.Z22]" table:content-validation-name="val11" table:style-name="ce63">
            <text:p>0</text:p>
          </table:table-cell>
          <table:table-cell office:value-type="float" office:value="0" table:formula="of:=[.Q22]+[.AA2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2:.AI22])" table:style-name="ce65">
            <text:p>£0.00</text:p>
          </table:table-cell>
          <table:table-cell table:content-validation-name="val9" table:style-name="ce66"/>
          <table:table-cell table:content-validation-name="val9" table:style-name="ce66"/>
          <table:table-cell office:value-type="currency" office:value="0" table:formula="of:=SUM([.AK22:.AL22])" table:style-name="ce67">
            <text:p>£0.00</text:p>
          </table:table-cell>
          <table:table-cell office:value-type="currency" office:value="0" table:formula="of:=SUM([.AM22];[.AJ2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3];[.F23];[.H23];[.J23];[.L23];[.N23])" table:content-validation-name="val11" table:style-name="ce61">
            <text:p>0</text:p>
          </table:table-cell>
          <table:table-cell office:value-type="float" office:value="0" table:formula="of:=SUM([.E23];[.G23];[.I23];[.K23];[.M23];[.O2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3];[.T23];[.V23];[.X23];)" table:style-name="ce62">
            <text:p>0</text:p>
          </table:table-cell>
          <table:table-cell office:value-type="float" office:value="0" table:formula="of:=SUM([.S23];[.U23];[.W23];[.Y23])" table:style-name="ce62">
            <text:p>0</text:p>
          </table:table-cell>
          <table:table-cell office:value-type="float" office:value="0" table:formula="of:=[.P23]+[.Z23]" table:content-validation-name="val11" table:style-name="ce63">
            <text:p>0</text:p>
          </table:table-cell>
          <table:table-cell office:value-type="float" office:value="0" table:formula="of:=[.Q23]+[.AA2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3:.AI23])" table:style-name="ce65">
            <text:p>£0.00</text:p>
          </table:table-cell>
          <table:table-cell table:content-validation-name="val9" table:style-name="ce66"/>
          <table:table-cell table:content-validation-name="val9" table:style-name="ce66"/>
          <table:table-cell office:value-type="currency" office:value="0" table:formula="of:=SUM([.AK23:.AL23])" table:style-name="ce67">
            <text:p>£0.00</text:p>
          </table:table-cell>
          <table:table-cell office:value-type="currency" office:value="0" table:formula="of:=SUM([.AM23];[.AJ2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4];[.F24];[.H24];[.J24];[.L24];[.N24])" table:content-validation-name="val11" table:style-name="ce61">
            <text:p>0</text:p>
          </table:table-cell>
          <table:table-cell office:value-type="float" office:value="0" table:formula="of:=SUM([.E24];[.G24];[.I24];[.K24];[.M24];[.O2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4];[.T24];[.V24];[.X24];)" table:style-name="ce62">
            <text:p>0</text:p>
          </table:table-cell>
          <table:table-cell office:value-type="float" office:value="0" table:formula="of:=SUM([.S24];[.U24];[.W24];[.Y24])" table:style-name="ce62">
            <text:p>0</text:p>
          </table:table-cell>
          <table:table-cell office:value-type="float" office:value="0" table:formula="of:=[.P24]+[.Z24]" table:content-validation-name="val11" table:style-name="ce63">
            <text:p>0</text:p>
          </table:table-cell>
          <table:table-cell office:value-type="float" office:value="0" table:formula="of:=[.Q24]+[.AA2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4:.AI24])" table:style-name="ce65">
            <text:p>£0.00</text:p>
          </table:table-cell>
          <table:table-cell table:content-validation-name="val9" table:style-name="ce66"/>
          <table:table-cell table:content-validation-name="val9" table:style-name="ce66"/>
          <table:table-cell office:value-type="currency" office:value="0" table:formula="of:=SUM([.AK24:.AL24])" table:style-name="ce67">
            <text:p>£0.00</text:p>
          </table:table-cell>
          <table:table-cell office:value-type="currency" office:value="0" table:formula="of:=SUM([.AM24];[.AJ2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5];[.F25];[.H25];[.J25];[.L25];[.N25])" table:content-validation-name="val11" table:style-name="ce61">
            <text:p>0</text:p>
          </table:table-cell>
          <table:table-cell office:value-type="float" office:value="0" table:formula="of:=SUM([.E25];[.G25];[.I25];[.K25];[.M25];[.O2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5];[.T25];[.V25];[.X25];)" table:style-name="ce62">
            <text:p>0</text:p>
          </table:table-cell>
          <table:table-cell office:value-type="float" office:value="0" table:formula="of:=SUM([.S25];[.U25];[.W25];[.Y25])" table:style-name="ce62">
            <text:p>0</text:p>
          </table:table-cell>
          <table:table-cell office:value-type="float" office:value="0" table:formula="of:=[.P25]+[.Z25]" table:content-validation-name="val11" table:style-name="ce63">
            <text:p>0</text:p>
          </table:table-cell>
          <table:table-cell office:value-type="float" office:value="0" table:formula="of:=[.Q25]+[.AA2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5:.AI25])" table:style-name="ce65">
            <text:p>£0.00</text:p>
          </table:table-cell>
          <table:table-cell table:content-validation-name="val9" table:style-name="ce66"/>
          <table:table-cell table:content-validation-name="val9" table:style-name="ce66"/>
          <table:table-cell office:value-type="currency" office:value="0" table:formula="of:=SUM([.AK25:.AL25])" table:style-name="ce67">
            <text:p>£0.00</text:p>
          </table:table-cell>
          <table:table-cell office:value-type="currency" office:value="0" table:formula="of:=SUM([.AM25];[.AJ2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6];[.F26];[.H26];[.J26];[.L26];[.N26])" table:content-validation-name="val11" table:style-name="ce61">
            <text:p>0</text:p>
          </table:table-cell>
          <table:table-cell office:value-type="float" office:value="0" table:formula="of:=SUM([.E26];[.G26];[.I26];[.K26];[.M26];[.O2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6];[.T26];[.V26];[.X26];)" table:style-name="ce62">
            <text:p>0</text:p>
          </table:table-cell>
          <table:table-cell office:value-type="float" office:value="0" table:formula="of:=SUM([.S26];[.U26];[.W26];[.Y26])" table:style-name="ce62">
            <text:p>0</text:p>
          </table:table-cell>
          <table:table-cell office:value-type="float" office:value="0" table:formula="of:=[.P26]+[.Z26]" table:content-validation-name="val11" table:style-name="ce63">
            <text:p>0</text:p>
          </table:table-cell>
          <table:table-cell office:value-type="float" office:value="0" table:formula="of:=[.Q26]+[.AA2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6:.AI26])" table:style-name="ce65">
            <text:p>£0.00</text:p>
          </table:table-cell>
          <table:table-cell table:content-validation-name="val9" table:style-name="ce66"/>
          <table:table-cell table:content-validation-name="val9" table:style-name="ce66"/>
          <table:table-cell office:value-type="currency" office:value="0" table:formula="of:=SUM([.AK26:.AL26])" table:style-name="ce67">
            <text:p>£0.00</text:p>
          </table:table-cell>
          <table:table-cell office:value-type="currency" office:value="0" table:formula="of:=SUM([.AM26];[.AJ2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7];[.F27];[.H27];[.J27];[.L27];[.N27])" table:content-validation-name="val11" table:style-name="ce61">
            <text:p>0</text:p>
          </table:table-cell>
          <table:table-cell office:value-type="float" office:value="0" table:formula="of:=SUM([.E27];[.G27];[.I27];[.K27];[.M27];[.O2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7];[.T27];[.V27];[.X27];)" table:style-name="ce62">
            <text:p>0</text:p>
          </table:table-cell>
          <table:table-cell office:value-type="float" office:value="0" table:formula="of:=SUM([.S27];[.U27];[.W27];[.Y27])" table:style-name="ce62">
            <text:p>0</text:p>
          </table:table-cell>
          <table:table-cell office:value-type="float" office:value="0" table:formula="of:=[.P27]+[.Z27]" table:content-validation-name="val11" table:style-name="ce63">
            <text:p>0</text:p>
          </table:table-cell>
          <table:table-cell office:value-type="float" office:value="0" table:formula="of:=[.Q27]+[.AA2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7:.AI27])" table:style-name="ce65">
            <text:p>£0.00</text:p>
          </table:table-cell>
          <table:table-cell table:content-validation-name="val9" table:style-name="ce66"/>
          <table:table-cell table:content-validation-name="val9" table:style-name="ce66"/>
          <table:table-cell office:value-type="currency" office:value="0" table:formula="of:=SUM([.AK27:.AL27])" table:style-name="ce67">
            <text:p>£0.00</text:p>
          </table:table-cell>
          <table:table-cell office:value-type="currency" office:value="0" table:formula="of:=SUM([.AM27];[.AJ2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8];[.F28];[.H28];[.J28];[.L28];[.N28])" table:content-validation-name="val11" table:style-name="ce61">
            <text:p>0</text:p>
          </table:table-cell>
          <table:table-cell office:value-type="float" office:value="0" table:formula="of:=SUM([.E28];[.G28];[.I28];[.K28];[.M28];[.O2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8];[.T28];[.V28];[.X28];)" table:style-name="ce62">
            <text:p>0</text:p>
          </table:table-cell>
          <table:table-cell office:value-type="float" office:value="0" table:formula="of:=SUM([.S28];[.U28];[.W28];[.Y28])" table:style-name="ce62">
            <text:p>0</text:p>
          </table:table-cell>
          <table:table-cell office:value-type="float" office:value="0" table:formula="of:=[.P28]+[.Z28]" table:content-validation-name="val11" table:style-name="ce63">
            <text:p>0</text:p>
          </table:table-cell>
          <table:table-cell office:value-type="float" office:value="0" table:formula="of:=[.Q28]+[.AA2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8:.AI28])" table:style-name="ce65">
            <text:p>£0.00</text:p>
          </table:table-cell>
          <table:table-cell table:content-validation-name="val9" table:style-name="ce66"/>
          <table:table-cell table:content-validation-name="val9" table:style-name="ce66"/>
          <table:table-cell office:value-type="currency" office:value="0" table:formula="of:=SUM([.AK28:.AL28])" table:style-name="ce67">
            <text:p>£0.00</text:p>
          </table:table-cell>
          <table:table-cell office:value-type="currency" office:value="0" table:formula="of:=SUM([.AM28];[.AJ2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9];[.F29];[.H29];[.J29];[.L29];[.N29])" table:content-validation-name="val11" table:style-name="ce61">
            <text:p>0</text:p>
          </table:table-cell>
          <table:table-cell office:value-type="float" office:value="0" table:formula="of:=SUM([.E29];[.G29];[.I29];[.K29];[.M29];[.O2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9];[.T29];[.V29];[.X29];)" table:style-name="ce62">
            <text:p>0</text:p>
          </table:table-cell>
          <table:table-cell office:value-type="float" office:value="0" table:formula="of:=SUM([.S29];[.U29];[.W29];[.Y29])" table:style-name="ce62">
            <text:p>0</text:p>
          </table:table-cell>
          <table:table-cell office:value-type="float" office:value="0" table:formula="of:=[.P29]+[.Z29]" table:content-validation-name="val11" table:style-name="ce63">
            <text:p>0</text:p>
          </table:table-cell>
          <table:table-cell office:value-type="float" office:value="0" table:formula="of:=[.Q29]+[.AA2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9:.AI29])" table:style-name="ce65">
            <text:p>£0.00</text:p>
          </table:table-cell>
          <table:table-cell table:content-validation-name="val9" table:style-name="ce66"/>
          <table:table-cell table:content-validation-name="val9" table:style-name="ce66"/>
          <table:table-cell office:value-type="currency" office:value="0" table:formula="of:=SUM([.AK29:.AL29])" table:style-name="ce67">
            <text:p>£0.00</text:p>
          </table:table-cell>
          <table:table-cell office:value-type="currency" office:value="0" table:formula="of:=SUM([.AM29];[.AJ2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0];[.F30];[.H30];[.J30];[.L30];[.N30])" table:content-validation-name="val11" table:style-name="ce61">
            <text:p>0</text:p>
          </table:table-cell>
          <table:table-cell office:value-type="float" office:value="0" table:formula="of:=SUM([.E30];[.G30];[.I30];[.K30];[.M30];[.O3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0];[.T30];[.V30];[.X30];)" table:style-name="ce62">
            <text:p>0</text:p>
          </table:table-cell>
          <table:table-cell office:value-type="float" office:value="0" table:formula="of:=SUM([.S30];[.U30];[.W30];[.Y30])" table:style-name="ce62">
            <text:p>0</text:p>
          </table:table-cell>
          <table:table-cell office:value-type="float" office:value="0" table:formula="of:=[.P30]+[.Z30]" table:content-validation-name="val11" table:style-name="ce63">
            <text:p>0</text:p>
          </table:table-cell>
          <table:table-cell office:value-type="float" office:value="0" table:formula="of:=[.Q30]+[.AA3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0:.AI30])" table:style-name="ce65">
            <text:p>£0.00</text:p>
          </table:table-cell>
          <table:table-cell table:content-validation-name="val9" table:style-name="ce66"/>
          <table:table-cell table:content-validation-name="val9" table:style-name="ce66"/>
          <table:table-cell office:value-type="currency" office:value="0" table:formula="of:=SUM([.AK30:.AL30])" table:style-name="ce67">
            <text:p>£0.00</text:p>
          </table:table-cell>
          <table:table-cell office:value-type="currency" office:value="0" table:formula="of:=SUM([.AM30];[.AJ3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1];[.F31];[.H31];[.J31];[.L31];[.N31])" table:content-validation-name="val11" table:style-name="ce61">
            <text:p>0</text:p>
          </table:table-cell>
          <table:table-cell office:value-type="float" office:value="0" table:formula="of:=SUM([.E31];[.G31];[.I31];[.K31];[.M31];[.O3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1];[.T31];[.V31];[.X31];)" table:style-name="ce62">
            <text:p>0</text:p>
          </table:table-cell>
          <table:table-cell office:value-type="float" office:value="0" table:formula="of:=SUM([.S31];[.U31];[.W31];[.Y31])" table:style-name="ce62">
            <text:p>0</text:p>
          </table:table-cell>
          <table:table-cell office:value-type="float" office:value="0" table:formula="of:=[.P31]+[.Z31]" table:content-validation-name="val11" table:style-name="ce63">
            <text:p>0</text:p>
          </table:table-cell>
          <table:table-cell office:value-type="float" office:value="0" table:formula="of:=[.Q31]+[.AA3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1:.AI31])" table:style-name="ce65">
            <text:p>£0.00</text:p>
          </table:table-cell>
          <table:table-cell table:content-validation-name="val9" table:style-name="ce66"/>
          <table:table-cell table:content-validation-name="val9" table:style-name="ce66"/>
          <table:table-cell office:value-type="currency" office:value="0" table:formula="of:=SUM([.AK31:.AL31])" table:style-name="ce67">
            <text:p>£0.00</text:p>
          </table:table-cell>
          <table:table-cell office:value-type="currency" office:value="0" table:formula="of:=SUM([.AM31];[.AJ3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2];[.F32];[.H32];[.J32];[.L32];[.N32])" table:content-validation-name="val11" table:style-name="ce61">
            <text:p>0</text:p>
          </table:table-cell>
          <table:table-cell office:value-type="float" office:value="0" table:formula="of:=SUM([.E32];[.G32];[.I32];[.K32];[.M32];[.O3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2];[.T32];[.V32];[.X32];)" table:style-name="ce62">
            <text:p>0</text:p>
          </table:table-cell>
          <table:table-cell office:value-type="float" office:value="0" table:formula="of:=SUM([.S32];[.U32];[.W32];[.Y32])" table:style-name="ce62">
            <text:p>0</text:p>
          </table:table-cell>
          <table:table-cell office:value-type="float" office:value="0" table:formula="of:=[.P32]+[.Z32]" table:content-validation-name="val11" table:style-name="ce63">
            <text:p>0</text:p>
          </table:table-cell>
          <table:table-cell office:value-type="float" office:value="0" table:formula="of:=[.Q32]+[.AA3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2:.AI32])" table:style-name="ce65">
            <text:p>£0.00</text:p>
          </table:table-cell>
          <table:table-cell table:content-validation-name="val9" table:style-name="ce66"/>
          <table:table-cell table:content-validation-name="val9" table:style-name="ce66"/>
          <table:table-cell office:value-type="currency" office:value="0" table:formula="of:=SUM([.AK32:.AL32])" table:style-name="ce67">
            <text:p>£0.00</text:p>
          </table:table-cell>
          <table:table-cell office:value-type="currency" office:value="0" table:formula="of:=SUM([.AM32];[.AJ3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3];[.F33];[.H33];[.J33];[.L33];[.N33])" table:content-validation-name="val11" table:style-name="ce61">
            <text:p>0</text:p>
          </table:table-cell>
          <table:table-cell office:value-type="float" office:value="0" table:formula="of:=SUM([.E33];[.G33];[.I33];[.K33];[.M33];[.O3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3];[.T33];[.V33];[.X33];)" table:style-name="ce62">
            <text:p>0</text:p>
          </table:table-cell>
          <table:table-cell office:value-type="float" office:value="0" table:formula="of:=SUM([.S33];[.U33];[.W33];[.Y33])" table:style-name="ce62">
            <text:p>0</text:p>
          </table:table-cell>
          <table:table-cell office:value-type="float" office:value="0" table:formula="of:=[.P33]+[.Z33]" table:content-validation-name="val11" table:style-name="ce63">
            <text:p>0</text:p>
          </table:table-cell>
          <table:table-cell office:value-type="float" office:value="0" table:formula="of:=[.Q33]+[.AA3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3:.AI33])" table:style-name="ce65">
            <text:p>£0.00</text:p>
          </table:table-cell>
          <table:table-cell table:content-validation-name="val9" table:style-name="ce66"/>
          <table:table-cell table:content-validation-name="val9" table:style-name="ce66"/>
          <table:table-cell office:value-type="currency" office:value="0" table:formula="of:=SUM([.AK33:.AL33])" table:style-name="ce67">
            <text:p>£0.00</text:p>
          </table:table-cell>
          <table:table-cell office:value-type="currency" office:value="0" table:formula="of:=SUM([.AM33];[.AJ3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4];[.F34];[.H34];[.J34];[.L34];[.N34])" table:content-validation-name="val11" table:style-name="ce61">
            <text:p>0</text:p>
          </table:table-cell>
          <table:table-cell office:value-type="float" office:value="0" table:formula="of:=SUM([.E34];[.G34];[.I34];[.K34];[.M34];[.O3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4];[.T34];[.V34];[.X34];)" table:style-name="ce62">
            <text:p>0</text:p>
          </table:table-cell>
          <table:table-cell office:value-type="float" office:value="0" table:formula="of:=SUM([.S34];[.U34];[.W34];[.Y34])" table:style-name="ce62">
            <text:p>0</text:p>
          </table:table-cell>
          <table:table-cell office:value-type="float" office:value="0" table:formula="of:=[.P34]+[.Z34]" table:content-validation-name="val11" table:style-name="ce63">
            <text:p>0</text:p>
          </table:table-cell>
          <table:table-cell office:value-type="float" office:value="0" table:formula="of:=[.Q34]+[.AA3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4:.AI34])" table:style-name="ce65">
            <text:p>£0.00</text:p>
          </table:table-cell>
          <table:table-cell table:content-validation-name="val9" table:style-name="ce66"/>
          <table:table-cell table:content-validation-name="val9" table:style-name="ce66"/>
          <table:table-cell office:value-type="currency" office:value="0" table:formula="of:=SUM([.AK34:.AL34])" table:style-name="ce67">
            <text:p>£0.00</text:p>
          </table:table-cell>
          <table:table-cell office:value-type="currency" office:value="0" table:formula="of:=SUM([.AM34];[.AJ3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5];[.F35];[.H35];[.J35];[.L35];[.N35])" table:content-validation-name="val11" table:style-name="ce61">
            <text:p>0</text:p>
          </table:table-cell>
          <table:table-cell office:value-type="float" office:value="0" table:formula="of:=SUM([.E35];[.G35];[.I35];[.K35];[.M35];[.O3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5];[.T35];[.V35];[.X35];)" table:style-name="ce62">
            <text:p>0</text:p>
          </table:table-cell>
          <table:table-cell office:value-type="float" office:value="0" table:formula="of:=SUM([.S35];[.U35];[.W35];[.Y35])" table:style-name="ce62">
            <text:p>0</text:p>
          </table:table-cell>
          <table:table-cell office:value-type="float" office:value="0" table:formula="of:=[.P35]+[.Z35]" table:content-validation-name="val11" table:style-name="ce63">
            <text:p>0</text:p>
          </table:table-cell>
          <table:table-cell office:value-type="float" office:value="0" table:formula="of:=[.Q35]+[.AA3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5:.AI35])" table:style-name="ce65">
            <text:p>£0.00</text:p>
          </table:table-cell>
          <table:table-cell table:content-validation-name="val9" table:style-name="ce66"/>
          <table:table-cell table:content-validation-name="val9" table:style-name="ce66"/>
          <table:table-cell office:value-type="currency" office:value="0" table:formula="of:=SUM([.AK35:.AL35])" table:style-name="ce67">
            <text:p>£0.00</text:p>
          </table:table-cell>
          <table:table-cell office:value-type="currency" office:value="0" table:formula="of:=SUM([.AM35];[.AJ3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6];[.F36];[.H36];[.J36];[.L36];[.N36])" table:content-validation-name="val11" table:style-name="ce61">
            <text:p>0</text:p>
          </table:table-cell>
          <table:table-cell office:value-type="float" office:value="0" table:formula="of:=SUM([.E36];[.G36];[.I36];[.K36];[.M36];[.O3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6];[.T36];[.V36];[.X36];)" table:style-name="ce62">
            <text:p>0</text:p>
          </table:table-cell>
          <table:table-cell office:value-type="float" office:value="0" table:formula="of:=SUM([.S36];[.U36];[.W36];[.Y36])" table:style-name="ce62">
            <text:p>0</text:p>
          </table:table-cell>
          <table:table-cell office:value-type="float" office:value="0" table:formula="of:=[.P36]+[.Z36]" table:content-validation-name="val11" table:style-name="ce63">
            <text:p>0</text:p>
          </table:table-cell>
          <table:table-cell office:value-type="float" office:value="0" table:formula="of:=[.Q36]+[.AA3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6:.AI36])" table:style-name="ce65">
            <text:p>£0.00</text:p>
          </table:table-cell>
          <table:table-cell table:content-validation-name="val9" table:style-name="ce66"/>
          <table:table-cell table:content-validation-name="val9" table:style-name="ce66"/>
          <table:table-cell office:value-type="currency" office:value="0" table:formula="of:=SUM([.AK36:.AL36])" table:style-name="ce67">
            <text:p>£0.00</text:p>
          </table:table-cell>
          <table:table-cell office:value-type="currency" office:value="0" table:formula="of:=SUM([.AM36];[.AJ3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7];[.F37];[.H37];[.J37];[.L37];[.N37])" table:content-validation-name="val11" table:style-name="ce61">
            <text:p>0</text:p>
          </table:table-cell>
          <table:table-cell office:value-type="float" office:value="0" table:formula="of:=SUM([.E37];[.G37];[.I37];[.K37];[.M37];[.O3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7];[.T37];[.V37];[.X37];)" table:style-name="ce62">
            <text:p>0</text:p>
          </table:table-cell>
          <table:table-cell office:value-type="float" office:value="0" table:formula="of:=SUM([.S37];[.U37];[.W37];[.Y37])" table:style-name="ce62">
            <text:p>0</text:p>
          </table:table-cell>
          <table:table-cell office:value-type="float" office:value="0" table:formula="of:=[.P37]+[.Z37]" table:content-validation-name="val11" table:style-name="ce63">
            <text:p>0</text:p>
          </table:table-cell>
          <table:table-cell office:value-type="float" office:value="0" table:formula="of:=[.Q37]+[.AA3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7:.AI37])" table:style-name="ce65">
            <text:p>£0.00</text:p>
          </table:table-cell>
          <table:table-cell table:content-validation-name="val9" table:style-name="ce66"/>
          <table:table-cell table:content-validation-name="val9" table:style-name="ce66"/>
          <table:table-cell office:value-type="currency" office:value="0" table:formula="of:=SUM([.AK37:.AL37])" table:style-name="ce67">
            <text:p>£0.00</text:p>
          </table:table-cell>
          <table:table-cell office:value-type="currency" office:value="0" table:formula="of:=SUM([.AM37];[.AJ3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8];[.F38];[.H38];[.J38];[.L38];[.N38])" table:content-validation-name="val11" table:style-name="ce61">
            <text:p>0</text:p>
          </table:table-cell>
          <table:table-cell office:value-type="float" office:value="0" table:formula="of:=SUM([.E38];[.G38];[.I38];[.K38];[.M38];[.O3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8];[.T38];[.V38];[.X38];)" table:style-name="ce62">
            <text:p>0</text:p>
          </table:table-cell>
          <table:table-cell office:value-type="float" office:value="0" table:formula="of:=SUM([.S38];[.U38];[.W38];[.Y38])" table:style-name="ce62">
            <text:p>0</text:p>
          </table:table-cell>
          <table:table-cell office:value-type="float" office:value="0" table:formula="of:=[.P38]+[.Z38]" table:content-validation-name="val11" table:style-name="ce63">
            <text:p>0</text:p>
          </table:table-cell>
          <table:table-cell office:value-type="float" office:value="0" table:formula="of:=[.Q38]+[.AA3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8:.AI38])" table:style-name="ce65">
            <text:p>£0.00</text:p>
          </table:table-cell>
          <table:table-cell table:content-validation-name="val9" table:style-name="ce66"/>
          <table:table-cell table:content-validation-name="val9" table:style-name="ce66"/>
          <table:table-cell office:value-type="currency" office:value="0" table:formula="of:=SUM([.AK38:.AL38])" table:style-name="ce67">
            <text:p>£0.00</text:p>
          </table:table-cell>
          <table:table-cell office:value-type="currency" office:value="0" table:formula="of:=SUM([.AM38];[.AJ3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9];[.F39];[.H39];[.J39];[.L39];[.N39])" table:content-validation-name="val11" table:style-name="ce61">
            <text:p>0</text:p>
          </table:table-cell>
          <table:table-cell office:value-type="float" office:value="0" table:formula="of:=SUM([.E39];[.G39];[.I39];[.K39];[.M39];[.O3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9];[.T39];[.V39];[.X39];)" table:style-name="ce62">
            <text:p>0</text:p>
          </table:table-cell>
          <table:table-cell office:value-type="float" office:value="0" table:formula="of:=SUM([.S39];[.U39];[.W39];[.Y39])" table:style-name="ce62">
            <text:p>0</text:p>
          </table:table-cell>
          <table:table-cell office:value-type="float" office:value="0" table:formula="of:=[.P39]+[.Z39]" table:content-validation-name="val11" table:style-name="ce63">
            <text:p>0</text:p>
          </table:table-cell>
          <table:table-cell office:value-type="float" office:value="0" table:formula="of:=[.Q39]+[.AA3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9:.AI39])" table:style-name="ce65">
            <text:p>£0.00</text:p>
          </table:table-cell>
          <table:table-cell table:content-validation-name="val9" table:style-name="ce66"/>
          <table:table-cell table:content-validation-name="val9" table:style-name="ce66"/>
          <table:table-cell office:value-type="currency" office:value="0" table:formula="of:=SUM([.AK39:.AL39])" table:style-name="ce67">
            <text:p>£0.00</text:p>
          </table:table-cell>
          <table:table-cell office:value-type="currency" office:value="0" table:formula="of:=SUM([.AM39];[.AJ3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0];[.F40];[.H40];[.J40];[.L40];[.N40])" table:content-validation-name="val11" table:style-name="ce61">
            <text:p>0</text:p>
          </table:table-cell>
          <table:table-cell office:value-type="float" office:value="0" table:formula="of:=SUM([.E40];[.G40];[.I40];[.K40];[.M40];[.O4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0];[.T40];[.V40];[.X40];)" table:style-name="ce62">
            <text:p>0</text:p>
          </table:table-cell>
          <table:table-cell office:value-type="float" office:value="0" table:formula="of:=SUM([.S40];[.U40];[.W40];[.Y40])" table:style-name="ce62">
            <text:p>0</text:p>
          </table:table-cell>
          <table:table-cell office:value-type="float" office:value="0" table:formula="of:=[.P40]+[.Z40]" table:content-validation-name="val11" table:style-name="ce63">
            <text:p>0</text:p>
          </table:table-cell>
          <table:table-cell office:value-type="float" office:value="0" table:formula="of:=[.Q40]+[.AA4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0:.AI40])" table:style-name="ce65">
            <text:p>£0.00</text:p>
          </table:table-cell>
          <table:table-cell table:content-validation-name="val9" table:style-name="ce66"/>
          <table:table-cell table:content-validation-name="val9" table:style-name="ce66"/>
          <table:table-cell office:value-type="currency" office:value="0" table:formula="of:=SUM([.AK40:.AL40])" table:style-name="ce67">
            <text:p>£0.00</text:p>
          </table:table-cell>
          <table:table-cell office:value-type="currency" office:value="0" table:formula="of:=SUM([.AM40];[.AJ4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1];[.F41];[.H41];[.J41];[.L41];[.N41])" table:content-validation-name="val11" table:style-name="ce61">
            <text:p>0</text:p>
          </table:table-cell>
          <table:table-cell office:value-type="float" office:value="0" table:formula="of:=SUM([.E41];[.G41];[.I41];[.K41];[.M41];[.O4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1];[.T41];[.V41];[.X41];)" table:style-name="ce62">
            <text:p>0</text:p>
          </table:table-cell>
          <table:table-cell office:value-type="float" office:value="0" table:formula="of:=SUM([.S41];[.U41];[.W41];[.Y41])" table:style-name="ce62">
            <text:p>0</text:p>
          </table:table-cell>
          <table:table-cell office:value-type="float" office:value="0" table:formula="of:=[.P41]+[.Z41]" table:content-validation-name="val11" table:style-name="ce63">
            <text:p>0</text:p>
          </table:table-cell>
          <table:table-cell office:value-type="float" office:value="0" table:formula="of:=[.Q41]+[.AA4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1:.AI41])" table:style-name="ce65">
            <text:p>£0.00</text:p>
          </table:table-cell>
          <table:table-cell table:content-validation-name="val9" table:style-name="ce66"/>
          <table:table-cell table:content-validation-name="val9" table:style-name="ce66"/>
          <table:table-cell office:value-type="currency" office:value="0" table:formula="of:=SUM([.AK41:.AL41])" table:style-name="ce67">
            <text:p>£0.00</text:p>
          </table:table-cell>
          <table:table-cell office:value-type="currency" office:value="0" table:formula="of:=SUM([.AM41];[.AJ4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2];[.F42];[.H42];[.J42];[.L42];[.N42])" table:content-validation-name="val11" table:style-name="ce61">
            <text:p>0</text:p>
          </table:table-cell>
          <table:table-cell office:value-type="float" office:value="0" table:formula="of:=SUM([.E42];[.G42];[.I42];[.K42];[.M42];[.O4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2];[.T42];[.V42];[.X42];)" table:style-name="ce62">
            <text:p>0</text:p>
          </table:table-cell>
          <table:table-cell office:value-type="float" office:value="0" table:formula="of:=SUM([.S42];[.U42];[.W42];[.Y42])" table:style-name="ce62">
            <text:p>0</text:p>
          </table:table-cell>
          <table:table-cell office:value-type="float" office:value="0" table:formula="of:=[.P42]+[.Z42]" table:content-validation-name="val11" table:style-name="ce63">
            <text:p>0</text:p>
          </table:table-cell>
          <table:table-cell office:value-type="float" office:value="0" table:formula="of:=[.Q42]+[.AA4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2:.AI42])" table:style-name="ce65">
            <text:p>£0.00</text:p>
          </table:table-cell>
          <table:table-cell table:content-validation-name="val9" table:style-name="ce66"/>
          <table:table-cell table:content-validation-name="val9" table:style-name="ce66"/>
          <table:table-cell office:value-type="currency" office:value="0" table:formula="of:=SUM([.AK42:.AL42])" table:style-name="ce67">
            <text:p>£0.00</text:p>
          </table:table-cell>
          <table:table-cell office:value-type="currency" office:value="0" table:formula="of:=SUM([.AM42];[.AJ4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3];[.F43];[.H43];[.J43];[.L43];[.N43])" table:content-validation-name="val11" table:style-name="ce61">
            <text:p>0</text:p>
          </table:table-cell>
          <table:table-cell office:value-type="float" office:value="0" table:formula="of:=SUM([.E43];[.G43];[.I43];[.K43];[.M43];[.O4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3];[.T43];[.V43];[.X43];)" table:style-name="ce62">
            <text:p>0</text:p>
          </table:table-cell>
          <table:table-cell office:value-type="float" office:value="0" table:formula="of:=SUM([.S43];[.U43];[.W43];[.Y43])" table:style-name="ce62">
            <text:p>0</text:p>
          </table:table-cell>
          <table:table-cell office:value-type="float" office:value="0" table:formula="of:=[.P43]+[.Z43]" table:content-validation-name="val11" table:style-name="ce63">
            <text:p>0</text:p>
          </table:table-cell>
          <table:table-cell office:value-type="float" office:value="0" table:formula="of:=[.Q43]+[.AA4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3:.AI43])" table:style-name="ce65">
            <text:p>£0.00</text:p>
          </table:table-cell>
          <table:table-cell table:content-validation-name="val9" table:style-name="ce66"/>
          <table:table-cell table:content-validation-name="val9" table:style-name="ce66"/>
          <table:table-cell office:value-type="currency" office:value="0" table:formula="of:=SUM([.AK43:.AL43])" table:style-name="ce67">
            <text:p>£0.00</text:p>
          </table:table-cell>
          <table:table-cell office:value-type="currency" office:value="0" table:formula="of:=SUM([.AM43];[.AJ4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4];[.F44];[.H44];[.J44];[.L44];[.N44])" table:content-validation-name="val11" table:style-name="ce61">
            <text:p>0</text:p>
          </table:table-cell>
          <table:table-cell office:value-type="float" office:value="0" table:formula="of:=SUM([.E44];[.G44];[.I44];[.K44];[.M44];[.O4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4];[.T44];[.V44];[.X44];)" table:style-name="ce62">
            <text:p>0</text:p>
          </table:table-cell>
          <table:table-cell office:value-type="float" office:value="0" table:formula="of:=SUM([.S44];[.U44];[.W44];[.Y44])" table:style-name="ce62">
            <text:p>0</text:p>
          </table:table-cell>
          <table:table-cell office:value-type="float" office:value="0" table:formula="of:=[.P44]+[.Z44]" table:content-validation-name="val11" table:style-name="ce63">
            <text:p>0</text:p>
          </table:table-cell>
          <table:table-cell office:value-type="float" office:value="0" table:formula="of:=[.Q44]+[.AA4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4:.AI44])" table:style-name="ce65">
            <text:p>£0.00</text:p>
          </table:table-cell>
          <table:table-cell table:content-validation-name="val9" table:style-name="ce66"/>
          <table:table-cell table:content-validation-name="val9" table:style-name="ce66"/>
          <table:table-cell office:value-type="currency" office:value="0" table:formula="of:=SUM([.AK44:.AL44])" table:style-name="ce67">
            <text:p>£0.00</text:p>
          </table:table-cell>
          <table:table-cell office:value-type="currency" office:value="0" table:formula="of:=SUM([.AM44];[.AJ4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5];[.F45];[.H45];[.J45];[.L45];[.N45])" table:content-validation-name="val11" table:style-name="ce61">
            <text:p>0</text:p>
          </table:table-cell>
          <table:table-cell office:value-type="float" office:value="0" table:formula="of:=SUM([.E45];[.G45];[.I45];[.K45];[.M45];[.O4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5];[.T45];[.V45];[.X45];)" table:style-name="ce62">
            <text:p>0</text:p>
          </table:table-cell>
          <table:table-cell office:value-type="float" office:value="0" table:formula="of:=SUM([.S45];[.U45];[.W45];[.Y45])" table:style-name="ce62">
            <text:p>0</text:p>
          </table:table-cell>
          <table:table-cell office:value-type="float" office:value="0" table:formula="of:=[.P45]+[.Z45]" table:content-validation-name="val11" table:style-name="ce63">
            <text:p>0</text:p>
          </table:table-cell>
          <table:table-cell office:value-type="float" office:value="0" table:formula="of:=[.Q45]+[.AA4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5:.AI45])" table:style-name="ce65">
            <text:p>£0.00</text:p>
          </table:table-cell>
          <table:table-cell table:content-validation-name="val9" table:style-name="ce66"/>
          <table:table-cell table:content-validation-name="val9" table:style-name="ce66"/>
          <table:table-cell office:value-type="currency" office:value="0" table:formula="of:=SUM([.AK45:.AL45])" table:style-name="ce67">
            <text:p>£0.00</text:p>
          </table:table-cell>
          <table:table-cell office:value-type="currency" office:value="0" table:formula="of:=SUM([.AM45];[.AJ4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6];[.F46];[.H46];[.J46];[.L46];[.N46])" table:content-validation-name="val11" table:style-name="ce61">
            <text:p>0</text:p>
          </table:table-cell>
          <table:table-cell office:value-type="float" office:value="0" table:formula="of:=SUM([.E46];[.G46];[.I46];[.K46];[.M46];[.O4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6];[.T46];[.V46];[.X46];)" table:style-name="ce62">
            <text:p>0</text:p>
          </table:table-cell>
          <table:table-cell office:value-type="float" office:value="0" table:formula="of:=SUM([.S46];[.U46];[.W46];[.Y46])" table:style-name="ce62">
            <text:p>0</text:p>
          </table:table-cell>
          <table:table-cell office:value-type="float" office:value="0" table:formula="of:=[.P46]+[.Z46]" table:content-validation-name="val11" table:style-name="ce63">
            <text:p>0</text:p>
          </table:table-cell>
          <table:table-cell office:value-type="float" office:value="0" table:formula="of:=[.Q46]+[.AA4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6:.AI46])" table:style-name="ce65">
            <text:p>£0.00</text:p>
          </table:table-cell>
          <table:table-cell table:content-validation-name="val9" table:style-name="ce66"/>
          <table:table-cell table:content-validation-name="val9" table:style-name="ce66"/>
          <table:table-cell office:value-type="currency" office:value="0" table:formula="of:=SUM([.AK46:.AL46])" table:style-name="ce67">
            <text:p>£0.00</text:p>
          </table:table-cell>
          <table:table-cell office:value-type="currency" office:value="0" table:formula="of:=SUM([.AM46];[.AJ4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7];[.F47];[.H47];[.J47];[.L47];[.N47])" table:content-validation-name="val11" table:style-name="ce61">
            <text:p>0</text:p>
          </table:table-cell>
          <table:table-cell office:value-type="float" office:value="0" table:formula="of:=SUM([.E47];[.G47];[.I47];[.K47];[.M47];[.O4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7];[.T47];[.V47];[.X47];)" table:style-name="ce62">
            <text:p>0</text:p>
          </table:table-cell>
          <table:table-cell office:value-type="float" office:value="0" table:formula="of:=SUM([.S47];[.U47];[.W47];[.Y47])" table:style-name="ce62">
            <text:p>0</text:p>
          </table:table-cell>
          <table:table-cell office:value-type="float" office:value="0" table:formula="of:=[.P47]+[.Z47]" table:content-validation-name="val11" table:style-name="ce63">
            <text:p>0</text:p>
          </table:table-cell>
          <table:table-cell office:value-type="float" office:value="0" table:formula="of:=[.Q47]+[.AA4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7:.AI47])" table:style-name="ce65">
            <text:p>£0.00</text:p>
          </table:table-cell>
          <table:table-cell table:content-validation-name="val9" table:style-name="ce66"/>
          <table:table-cell table:content-validation-name="val9" table:style-name="ce66"/>
          <table:table-cell office:value-type="currency" office:value="0" table:formula="of:=SUM([.AK47:.AL47])" table:style-name="ce67">
            <text:p>£0.00</text:p>
          </table:table-cell>
          <table:table-cell office:value-type="currency" office:value="0" table:formula="of:=SUM([.AM47];[.AJ4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8];[.F48];[.H48];[.J48];[.L48];[.N48])" table:content-validation-name="val11" table:style-name="ce61">
            <text:p>0</text:p>
          </table:table-cell>
          <table:table-cell office:value-type="float" office:value="0" table:formula="of:=SUM([.E48];[.G48];[.I48];[.K48];[.M48];[.O4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8];[.T48];[.V48];[.X48];)" table:style-name="ce62">
            <text:p>0</text:p>
          </table:table-cell>
          <table:table-cell office:value-type="float" office:value="0" table:formula="of:=SUM([.S48];[.U48];[.W48];[.Y48])" table:style-name="ce62">
            <text:p>0</text:p>
          </table:table-cell>
          <table:table-cell office:value-type="float" office:value="0" table:formula="of:=[.P48]+[.Z48]" table:content-validation-name="val11" table:style-name="ce63">
            <text:p>0</text:p>
          </table:table-cell>
          <table:table-cell office:value-type="float" office:value="0" table:formula="of:=[.Q48]+[.AA4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8:.AI48])" table:style-name="ce65">
            <text:p>£0.00</text:p>
          </table:table-cell>
          <table:table-cell table:content-validation-name="val9" table:style-name="ce66"/>
          <table:table-cell table:content-validation-name="val9" table:style-name="ce66"/>
          <table:table-cell office:value-type="currency" office:value="0" table:formula="of:=SUM([.AK48:.AL48])" table:style-name="ce67">
            <text:p>£0.00</text:p>
          </table:table-cell>
          <table:table-cell office:value-type="currency" office:value="0" table:formula="of:=SUM([.AM48];[.AJ4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9];[.F49];[.H49];[.J49];[.L49];[.N49])" table:content-validation-name="val11" table:style-name="ce61">
            <text:p>0</text:p>
          </table:table-cell>
          <table:table-cell office:value-type="float" office:value="0" table:formula="of:=SUM([.E49];[.G49];[.I49];[.K49];[.M49];[.O4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9];[.T49];[.V49];[.X49];)" table:style-name="ce62">
            <text:p>0</text:p>
          </table:table-cell>
          <table:table-cell office:value-type="float" office:value="0" table:formula="of:=SUM([.S49];[.U49];[.W49];[.Y49])" table:style-name="ce62">
            <text:p>0</text:p>
          </table:table-cell>
          <table:table-cell office:value-type="float" office:value="0" table:formula="of:=[.P49]+[.Z49]" table:content-validation-name="val11" table:style-name="ce63">
            <text:p>0</text:p>
          </table:table-cell>
          <table:table-cell office:value-type="float" office:value="0" table:formula="of:=[.Q49]+[.AA4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9:.AI49])" table:style-name="ce65">
            <text:p>£0.00</text:p>
          </table:table-cell>
          <table:table-cell table:content-validation-name="val9" table:style-name="ce66"/>
          <table:table-cell table:content-validation-name="val9" table:style-name="ce66"/>
          <table:table-cell office:value-type="currency" office:value="0" table:formula="of:=SUM([.AK49:.AL49])" table:style-name="ce67">
            <text:p>£0.00</text:p>
          </table:table-cell>
          <table:table-cell office:value-type="currency" office:value="0" table:formula="of:=SUM([.AM49];[.AJ4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0];[.F50];[.H50];[.J50];[.L50];[.N50])" table:content-validation-name="val11" table:style-name="ce61">
            <text:p>0</text:p>
          </table:table-cell>
          <table:table-cell office:value-type="float" office:value="0" table:formula="of:=SUM([.E50];[.G50];[.I50];[.K50];[.M50];[.O5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0];[.T50];[.V50];[.X50];)" table:style-name="ce62">
            <text:p>0</text:p>
          </table:table-cell>
          <table:table-cell office:value-type="float" office:value="0" table:formula="of:=SUM([.S50];[.U50];[.W50];[.Y50])" table:style-name="ce62">
            <text:p>0</text:p>
          </table:table-cell>
          <table:table-cell office:value-type="float" office:value="0" table:formula="of:=[.P50]+[.Z50]" table:content-validation-name="val11" table:style-name="ce63">
            <text:p>0</text:p>
          </table:table-cell>
          <table:table-cell office:value-type="float" office:value="0" table:formula="of:=[.Q50]+[.AA5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0:.AI50])" table:style-name="ce65">
            <text:p>£0.00</text:p>
          </table:table-cell>
          <table:table-cell table:content-validation-name="val9" table:style-name="ce66"/>
          <table:table-cell table:content-validation-name="val9" table:style-name="ce66"/>
          <table:table-cell office:value-type="currency" office:value="0" table:formula="of:=SUM([.AK50:.AL50])" table:style-name="ce67">
            <text:p>£0.00</text:p>
          </table:table-cell>
          <table:table-cell office:value-type="currency" office:value="0" table:formula="of:=SUM([.AM50];[.AJ5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1];[.F51];[.H51];[.J51];[.L51];[.N51])" table:content-validation-name="val11" table:style-name="ce61">
            <text:p>0</text:p>
          </table:table-cell>
          <table:table-cell office:value-type="float" office:value="0" table:formula="of:=SUM([.E51];[.G51];[.I51];[.K51];[.M51];[.O5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1];[.T51];[.V51];[.X51];)" table:style-name="ce62">
            <text:p>0</text:p>
          </table:table-cell>
          <table:table-cell office:value-type="float" office:value="0" table:formula="of:=SUM([.S51];[.U51];[.W51];[.Y51])" table:style-name="ce62">
            <text:p>0</text:p>
          </table:table-cell>
          <table:table-cell office:value-type="float" office:value="0" table:formula="of:=[.P51]+[.Z51]" table:content-validation-name="val11" table:style-name="ce63">
            <text:p>0</text:p>
          </table:table-cell>
          <table:table-cell office:value-type="float" office:value="0" table:formula="of:=[.Q51]+[.AA5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1:.AI51])" table:style-name="ce65">
            <text:p>£0.00</text:p>
          </table:table-cell>
          <table:table-cell table:content-validation-name="val9" table:style-name="ce66"/>
          <table:table-cell table:content-validation-name="val9" table:style-name="ce66"/>
          <table:table-cell office:value-type="currency" office:value="0" table:formula="of:=SUM([.AK51:.AL51])" table:style-name="ce67">
            <text:p>£0.00</text:p>
          </table:table-cell>
          <table:table-cell office:value-type="currency" office:value="0" table:formula="of:=SUM([.AM51];[.AJ5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2];[.F52];[.H52];[.J52];[.L52];[.N52])" table:content-validation-name="val11" table:style-name="ce61">
            <text:p>0</text:p>
          </table:table-cell>
          <table:table-cell office:value-type="float" office:value="0" table:formula="of:=SUM([.E52];[.G52];[.I52];[.K52];[.M52];[.O5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2];[.T52];[.V52];[.X52];)" table:style-name="ce62">
            <text:p>0</text:p>
          </table:table-cell>
          <table:table-cell office:value-type="float" office:value="0" table:formula="of:=SUM([.S52];[.U52];[.W52];[.Y52])" table:style-name="ce62">
            <text:p>0</text:p>
          </table:table-cell>
          <table:table-cell office:value-type="float" office:value="0" table:formula="of:=[.P52]+[.Z52]" table:content-validation-name="val11" table:style-name="ce63">
            <text:p>0</text:p>
          </table:table-cell>
          <table:table-cell office:value-type="float" office:value="0" table:formula="of:=[.Q52]+[.AA5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2:.AI52])" table:style-name="ce65">
            <text:p>£0.00</text:p>
          </table:table-cell>
          <table:table-cell table:content-validation-name="val9" table:style-name="ce66"/>
          <table:table-cell table:content-validation-name="val9" table:style-name="ce66"/>
          <table:table-cell office:value-type="currency" office:value="0" table:formula="of:=SUM([.AK52:.AL52])" table:style-name="ce67">
            <text:p>£0.00</text:p>
          </table:table-cell>
          <table:table-cell office:value-type="currency" office:value="0" table:formula="of:=SUM([.AM52];[.AJ5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12"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410"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style-name="ce54"/>
        </table:table-row>
        <table:table-row table:number-rows-repeated="65062" table:style-name="ro6">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983040" table:style-name="ro6">
          <table:table-cell table:number-columns-repeated="42"/>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79"/>
        <table:table-column table:style-name="co29" table:default-cell-style-name="ce81"/>
        <table:table-column table:style-name="co30" table:default-cell-style-name="ce81"/>
        <table:table-column table:style-name="co31" table:default-cell-style-name="ce81"/>
        <table:table-column table:style-name="co5" table:number-columns-repeated="16380" table:default-cell-style-name="ce81"/>
        <table:table-row table:style-name="ro6">
          <table:table-cell table:style-name="ce75"/>
          <table:table-cell office:value-type="string" table:style-name="ce76">
            <text:p>Main, parent or sponsoring department</text:p>
          </table:table-cell>
          <table:table-cell office:value-type="string" table:style-name="ce77">
            <text:p>Organisation name</text:p>
          </table:table-cell>
          <table:table-cell office:value-type="string" table:style-name="ce76">
            <text:p>Organisation type</text:p>
          </table:table-cell>
          <table:table-cell table:number-columns-repeated="16380" table:style-name="ce78"/>
        </table:table-row>
        <table:table-row table:style-name="ro30">
          <table:table-cell table:style-name="ce79"/>
          <table:table-cell office:value-type="string" table:style-name="ce80">
            <text:p>Attorney General's Departments</text:p>
          </table:table-cell>
          <table:table-cell office:value-type="string" table:style-name="ce80">
            <text:p>Attorney General's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 Inspectorat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Government Legal Department</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Serious Fraud Off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Big Lottery Fu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abinet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ivil Service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rown Commercial Servic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Charity Commission</text:p>
          </table:table-cell>
          <table:table-cell office:value-type="string" table:style-name="ce80">
            <text:p>Charity Commiss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Competition and Markets Authority</text:p>
          </table:table-cell>
          <table:table-cell office:value-type="string" table:style-name="ce80">
            <text:p>Competition and Markets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dvisory Conciliation and Arbitration Service</text:p>
          </table:table-cell>
          <table:table-cell office:value-type="string" table:style-name="ce80">
            <text:p>Crown Non 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rts and Humaniti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iotechnology and Biolog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ritish Hallmarking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Department for Business, Energy and Industrial Strategy</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ivil Nuclear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al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mittee on Climate Chang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anies Hous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etitio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conomic and Soci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ngineering and Phys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Film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Insolvency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Land Registr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dic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atural Environment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uclear Decommission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Oil and Gas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Science and Technology Facilities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Technology Strategy Board (Innovate UK)</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Intellectual Property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Space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United Kingdom Atomic Energ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Department for Communities and Local Govern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Ebbsfleet Develop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mes and Communities Agenc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using Ombudsma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Leasehold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Planning Insp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Queen Elizabeth II Conference Centr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Valuation Tribunal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Arts Counci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British Film Institut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Libra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Department for Culture, Media and 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ambling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effry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istoric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niman Public Museum and Public Park Trus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serace Betting Levy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mperial War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nformation Commissioner's Off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Archiv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Heritage Memorial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Museums Liverpoo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Portrait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ural Histor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Armouri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Museums Greenwich</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Park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cience Museum Group</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ir John Soane's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s Ground Safet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Tate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Anti-Doping</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Spor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ctoria and Albert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sit Britai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Wallace Collec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Department for Education</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ducation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ngineering 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quality 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Higher Education Funding Council for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National College for Teaching and Leadership</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Office for Fair Acces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kills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andards and Test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udent Loans Company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The Office of the Children'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UK Commission for Employment and Skill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Committee x 15</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e and Horticulture Development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nimal and Plant Health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entre for Environment, Fisheries and Aquaculture Scie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onsumer Council for Wat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Department for Environment, Food and Rural Affair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Environment Agen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Joint Nature Conservation Committe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Marine Management Organis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ional Forest Compan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ura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oyal Botanic Gardens, Kew</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ural Payments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Sea Fish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Veterinary Medicines Dir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Water Services Regulation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Exiting the European Union</text:p>
          </table:table-cell>
          <table:table-cell office:value-type="string" table:style-name="ce80">
            <text:p>Department for Exiting the European Union</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Commonwealth Scholarship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Department for International Develop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Independent Commission for Aid Impact</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Department for International Trad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UK Export Fina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British Transport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epartment for Tran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irectly Operated Railways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Licens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Standard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High Speed 2</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Maritime and Coastguar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Northern Lighthous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Office of Rail and Road</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ansport Focu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inity Hous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Vehicle Certification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epartment for Work and Pension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isabled Peoples Employ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Health and Safety Executive</text:p>
          </table:table-cell>
          <table:table-cell office:value-type="string" table:style-name="ce80">
            <text:p>Crown Non 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Independent Living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National Employment Savings Trus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Regula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Care Quality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Department of Health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and Social Care Information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Education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Research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Fertilisation and Embryolog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Tissu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edicines and Healthcare Products Regulatory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oni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ational Institute for Health and Care Excellen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HS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Public Health England</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od Standards Agency</text:p>
          </table:table-cell>
          <table:table-cell office:value-type="string" table:style-name="ce80">
            <text:p>Food Standards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Britis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CO Servic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oreign and Commonwealth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Great Britain - China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Marshall Aid Commemoration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estminster Foundation for Democra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ilton Park Executive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Government Actuary's Department</text:p>
          </table:table-cell>
          <table:table-cell office:value-type="string" table:style-name="ce80">
            <text:p>Government Actuary's Departmen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HM Revenue and Custom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Valuation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Debt Managemen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Government Internal Audit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HM Treasury</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National Savings and Investment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Office for Budget Responsibil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Disclosure and Barring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Gangmasters Licens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Home Office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Independent Police Complai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Office of the Immigration Service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Security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lectronics and Component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quipment and Sup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Science and Technology Laborator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Ministry of Defen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Arm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Museum of the Royal Nav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Royal Air Forc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UK Hydrographic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hildren and Family Court Advisory and Support Servic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Cases Review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Injuries Compensation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 Courts and Tribunals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Judicial Appointme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Ai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Services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Ministry of Just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PP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Parol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The Office of the Public Guardian</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Youth Justice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ational Crime Agency</text:p>
          </table:table-cell>
          <table:table-cell office:value-type="string" table:style-name="ce80">
            <text:p>National Crime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Office for Standards in Education, Children's Services and Skills</text:p>
          </table:table-cell>
          <table:table-cell office:value-type="string" table:style-name="ce80">
            <text:p>Office for Standards in Education, Children's Services and Skill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Gas and Electricity Market</text:p>
          </table:table-cell>
          <table:table-cell office:value-type="string" table:style-name="ce80">
            <text:p>Office of Gas and Electricity Marke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Qualifications and Examinations Regulation</text:p>
          </table:table-cell>
          <table:table-cell office:value-type="string" table:style-name="ce80">
            <text:p>Office of Qualifications and Examinations Regulat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Scotland Office</text:p>
          </table:table-cell>
          <table:table-cell office:value-type="string" table:style-name="ce80">
            <text:p>Scot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Security and Intelligence Services</text:p>
          </table:table-cell>
          <table:table-cell office:value-type="string" table:style-name="ce80">
            <text:p>Security and Intelligence Service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K Supreme Court</text:p>
          </table:table-cell>
          <table:table-cell office:value-type="string" table:style-name="ce80">
            <text:p>UK Supreme Cour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nited Kingdom Statistics Authority</text:p>
          </table:table-cell>
          <table:table-cell office:value-type="string" table:style-name="ce80">
            <text:p>United Kingdom Statistics Authorit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Wales Office</text:p>
          </table:table-cell>
          <table:table-cell office:value-type="string" table:style-name="ce80">
            <text:p>Wales Office</text:p>
          </table:table-cell>
          <table:table-cell office:value-type="string" table:style-name="ce80">
            <text:p>Ministerial Department</text:p>
          </table:table-cell>
          <table:table-cell table:number-columns-repeated="16380"/>
        </table:table-row>
        <table:table-row table:number-rows-repeated="1048380" table:style-name="ro3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Contents" table:style-name="ta5">
        <table:table-source xlink:href="file://dom1/data/HQ/102PF/Shared/Group_LCDSSD3/HRD/Business%20Performance%20Team/009%20-%20Cabinet%20Office%20Monthly%20WFMI/10.%2018-19%20Submissions/09.%20December/Rtn%20to%20Cabinet%20Office/20181231%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Cover_sheet" table:style-name="ta5">
        <table:table-source xlink:href="file://dom1/data/HQ/102PF/Shared/Group_LCDSSD3/HRD/Business%20Performance%20Team/009%20-%20Cabinet%20Office%20Monthly%20WFMI/10.%2018-19%20Submissions/09.%20December/Rtn%20to%20Cabinet%20Office/20181231%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Data_fields" table:style-name="ta5">
        <table:table-source xlink:href="file://dom1/data/HQ/102PF/Shared/Group_LCDSSD3/HRD/Business%20Performance%20Team/009%20-%20Cabinet%20Office%20Monthly%20WFMI/10.%2018-19%20Submissions/09.%20December/Rtn%20to%20Cabinet%20Office/20181231%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Data_sheet" table:style-name="ta5">
        <table:table-source xlink:href="file://dom1/data/HQ/102PF/Shared/Group_LCDSSD3/HRD/Business%20Performance%20Team/009%20-%20Cabinet%20Office%20Monthly%20WFMI/10.%2018-19%20Submissions/09.%20December/Rtn%20to%20Cabinet%20Office/20181231%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List_of_Organisations" table:style-name="ta5">
        <table:table-source xlink:href="file://dom1/data/HQ/102PF/Shared/Group_LCDSSD3/HRD/Business%20Performance%20Team/009%20-%20Cabinet%20Office%20Monthly%20WFMI/10.%2018-19%20Submissions/09.%20December/Rtn%20to%20Cabinet%20Office/20181231%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9.%20December/Rtn%20to%20Cabinet%20Office/20181231%20COWFMI%20(Web%20publish).xlsx'#Drop_down_lists" table:style-name="ta5">
        <table:table-source xlink:href="file://dom1/data/HQ/102PF/Shared/Group_LCDSSD3/HRD/Business%20Performance%20Team/009%20-%20Cabinet%20Office%20Monthly%20WFMI/10.%2018-19%20Submissions/09.%20December/Rtn%20to%20Cabinet%20Office/20181231%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language="en" number:country="GB">
      <number:currency-symbol number:language="en" number:country="GB">£</number:currency-symbol>
      <number:number number:decimal-places="2" number:min-integer-digits="1" number:grouping="true"/>
    </number:currency-style>
    <style:style style:name="cf1" style:family="table-cell" style:data-style-name="N0">
      <style:table-cell-properties fo:background-color="#FF0000"/>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Kilmartin, Maddie</dc:creator>
    <meta:creation-date>2019-03-25T16:49:23Z</meta:creation-date>
    <dc:date>2019-03-26T09:22:14Z</dc:date>
  </office:meta>
</office:document-meta>
</file>